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Roboto" svg:font-family="Roboto"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stroke="none" svg:stroke-width="0cm" draw:fill="solid" draw:fill-color="#02d35f" draw:textarea-vertical-align="middle" draw:auto-grow-height="false" draw:fit-to-size="false" fo:min-height="1.729cm" fo:min-width="3.002cm" fo:padding-top="0.125cm" fo:padding-bottom="0.125cm" fo:padding-left="0.25cm" fo:padding-right="0.25cm" fo:wrap-option="no-wrap"/>
    </style:style>
    <style:style style:name="gr2" style:family="graphic" style:parent-style-name="standard">
      <style:graphic-properties draw:stroke="none" svg:stroke-width="0cm" draw:fill="solid" draw:fill-color="#02d35f" draw:textarea-vertical-align="middle" draw:auto-grow-height="false" draw:fit-to-size="false" fo:min-height="1.308cm" fo:min-width="0.808cm" fo:padding-top="0.125cm" fo:padding-bottom="0.125cm" fo:padding-left="0.25cm" fo:padding-right="0.25cm" fo:wrap-option="no-wrap"/>
    </style:style>
    <style:style style:name="gr3" style:family="graphic" style:parent-style-name="standard">
      <style:graphic-properties draw:stroke="none" svg:stroke-width="0cm" draw:fill="solid" draw:fill-color="#02d35f" draw:textarea-vertical-align="middle" draw:auto-grow-height="false" draw:fit-to-size="false" fo:min-height="1.332cm" fo:min-width="0.412cm" fo:padding-top="0.125cm" fo:padding-bottom="0.125cm" fo:padding-left="0.25cm" fo:padding-right="0.25cm" fo:wrap-option="no-wrap"/>
    </style:style>
    <style:style style:name="gr4" style:family="graphic" style:parent-style-name="standard">
      <style:graphic-properties draw:stroke="none" svg:stroke-width="0cm" draw:fill="solid" draw:fill-color="#00b2e2" draw:textarea-vertical-align="middle" draw:auto-grow-height="false" draw:fit-to-size="false" fo:min-height="2.058cm" fo:min-width="2.001cm" fo:padding-top="0.125cm" fo:padding-bottom="0.125cm" fo:padding-left="0.25cm" fo:padding-right="0.25cm" fo:wrap-option="no-wrap"/>
    </style:style>
    <style:style style:name="gr5" style:family="graphic" style:parent-style-name="standard">
      <style:graphic-properties draw:stroke="none" svg:stroke-width="0cm" draw:fill="solid" draw:fill-color="#00b2e2" draw:textarea-vertical-align="middle" draw:auto-grow-height="false" draw:fit-to-size="false" fo:min-height="1.055cm" fo:min-width="1.575cm" fo:padding-top="0.125cm" fo:padding-bottom="0.125cm" fo:padding-left="0.25cm" fo:padding-right="0.25cm" fo:wrap-option="no-wrap"/>
    </style:style>
    <style:style style:name="gr6" style:family="graphic" style:parent-style-name="standard">
      <style:graphic-properties draw:stroke="none" svg:stroke-width="0cm" draw:fill="solid" draw:fill-color="#00b2e2" draw:textarea-vertical-align="middle" draw:auto-grow-height="false" draw:fit-to-size="false" fo:min-height="1.836cm" fo:min-width="2.002cm" fo:padding-top="0.125cm" fo:padding-bottom="0.125cm" fo:padding-left="0.25cm" fo:padding-right="0.25cm" fo:wrap-option="no-wrap"/>
    </style:style>
    <style:style style:name="gr7" style:family="graphic" style:parent-style-name="standard">
      <style:graphic-properties draw:stroke="none" svg:stroke-width="0cm" draw:fill="solid" draw:fill-color="#00b2e2" draw:textarea-vertical-align="middle" draw:auto-grow-height="false" draw:fit-to-size="false" fo:min-height="0.744cm" fo:min-width="1.177cm" fo:padding-top="0.125cm" fo:padding-bottom="0.125cm" fo:padding-left="0.25cm" fo:padding-right="0.25cm" fo:wrap-option="no-wrap"/>
    </style:style>
    <style:style style:name="gr8" style:family="graphic" style:parent-style-name="standard">
      <style:graphic-properties draw:stroke="none" svg:stroke-width="0cm" draw:fill="solid" draw:fill-color="#fd9a2b" draw:textarea-vertical-align="middle" draw:auto-grow-height="false" draw:fit-to-size="false" fo:min-height="3.5cm" fo:min-width="2.002cm" fo:padding-top="0.125cm" fo:padding-bottom="0.125cm" fo:padding-left="0.25cm" fo:padding-right="0.25cm" fo:wrap-option="no-wrap"/>
    </style:style>
    <style:style style:name="gr9" style:family="graphic" style:parent-style-name="standard">
      <style:graphic-properties draw:stroke="none" svg:stroke-width="0cm" draw:fill="solid" draw:fill-color="#a7a9ac" draw:textarea-vertical-align="middle" draw:auto-grow-height="false" draw:fit-to-size="false" fo:min-height="3.5cm" fo:min-width="2.001cm" fo:padding-top="0.125cm" fo:padding-bottom="0.125cm" fo:padding-left="0.25cm" fo:padding-right="0.25cm" fo:wrap-option="no-wrap"/>
    </style:style>
    <style:style style:name="gr10" style:family="graphic" style:parent-style-name="standard">
      <style:graphic-properties draw:stroke="none" svg:stroke-width="0cm" draw:fill="solid" draw:fill-color="#00c081" draw:textarea-vertical-align="middle" draw:auto-grow-height="false" draw:fit-to-size="false" fo:min-height="3.5cm" fo:min-width="2.002cm" fo:padding-top="0.125cm" fo:padding-bottom="0.125cm" fo:padding-left="0.25cm" fo:padding-right="0.25cm" fo:wrap-option="no-wrap"/>
    </style:style>
    <style:style style:name="gr11" style:family="graphic" style:parent-style-name="standard">
      <style:graphic-properties draw:stroke="none" svg:stroke-width="0cm" draw:fill="solid" draw:fill-color="#00b2e2" draw:textarea-vertical-align="middle" draw:auto-grow-height="false" draw:fit-to-size="false" fo:min-height="2.059cm" fo:min-width="2.001cm" fo:padding-top="0.125cm" fo:padding-bottom="0.125cm" fo:padding-left="0.25cm" fo:padding-right="0.25cm" fo:wrap-option="no-wrap"/>
    </style:style>
    <style:style style:name="gr12" style:family="graphic" style:parent-style-name="objectwithoutfill">
      <style:graphic-properties svg:stroke-width="0.035cm" svg:stroke-color="#00c081" draw:marker-start-width="0.252cm" draw:marker-end="Arrow" draw:marker-end-width="0.352cm" draw:fill="none" draw:textarea-vertical-align="middle" fo:padding-top="0.142cm" fo:padding-bottom="0.142cm" fo:padding-left="0.267cm" fo:padding-right="0.267cm"/>
    </style:style>
    <style:style style:name="gr13" style:family="graphic" style:parent-style-name="objectwithoutfill">
      <style:graphic-properties svg:stroke-width="0.035cm" svg:stroke-color="#a7a9ac" draw:marker-start-width="0.252cm" draw:marker-end="Arrow" draw:marker-end-width="0.352cm" draw:fill="none" draw:textarea-vertical-align="middle" fo:padding-top="0.142cm" fo:padding-bottom="0.142cm" fo:padding-left="0.267cm" fo:padding-right="0.267cm"/>
    </style:style>
    <style:style style:name="gr14" style:family="graphic" style:parent-style-name="objectwithoutfill">
      <style:graphic-properties svg:stroke-width="0.035cm" draw:marker-start-width="0.252cm" draw:marker-end="Arrow" draw:marker-end-width="0.352cm" draw:fill="none" draw:textarea-vertical-align="middle" fo:padding-top="0.142cm" fo:padding-bottom="0.142cm" fo:padding-left="0.267cm" fo:padding-right="0.267cm"/>
    </style:style>
    <style:style style:name="gr15" style:family="graphic" style:parent-style-name="standard">
      <style:graphic-properties draw:stroke="none" svg:stroke-color="#000000" draw:fill="none" draw:fill-color="#ffffff" fo:min-height="0.312cm"/>
    </style:style>
    <style:style style:name="gr16" style:family="graphic" style:parent-style-name="standard">
      <style:graphic-properties draw:stroke="none" svg:stroke-color="#000000" draw:fill="none" draw:fill-color="#ffffff" fo:min-height="0.615cm"/>
    </style:style>
    <style:style style:name="gr17" style:family="graphic" style:parent-style-name="standard">
      <style:graphic-properties draw:stroke="none" svg:stroke-color="#000000" draw:fill="none" draw:fill-color="#ffffff" fo:min-height="1.02cm"/>
    </style:style>
    <style:style style:name="gr18" style:family="graphic" style:parent-style-name="standard">
      <style:graphic-properties draw:stroke="none" svg:stroke-color="#000000" draw:fill="none" draw:fill-color="#ffffff" fo:min-height="0.725cm"/>
    </style:style>
    <style:style style:name="P1" style:family="paragraph">
      <loext:graphic-properties draw:fill="solid" draw:fill-color="#02d35f"/>
      <style:paragraph-properties fo:text-align="start" style:font-independent-line-spacing="true"/>
      <style:text-properties fo:font-size="18pt"/>
    </style:style>
    <style:style style:name="P2" style:family="paragraph">
      <loext:graphic-properties draw:fill="solid" draw:fill-color="#00b2e2"/>
      <style:paragraph-properties fo:text-align="start" style:font-independent-line-spacing="true"/>
      <style:text-properties fo:font-size="18pt"/>
    </style:style>
    <style:style style:name="P3" style:family="paragraph">
      <loext:graphic-properties draw:fill="solid" draw:fill-color="#fd9a2b"/>
      <style:paragraph-properties fo:text-align="start" style:font-independent-line-spacing="true"/>
      <style:text-properties fo:font-size="18pt"/>
    </style:style>
    <style:style style:name="P4" style:family="paragraph">
      <loext:graphic-properties draw:fill="solid" draw:fill-color="#a7a9ac"/>
      <style:paragraph-properties fo:text-align="start" style:font-independent-line-spacing="true"/>
      <style:text-properties fo:font-size="18pt"/>
    </style:style>
    <style:style style:name="P5" style:family="paragraph">
      <loext:graphic-properties draw:fill="solid" draw:fill-color="#00c081"/>
      <style:paragraph-properties fo:text-align="start" style:font-independent-line-spacing="true"/>
      <style:text-properties fo:font-size="18pt"/>
    </style:style>
    <style:style style:name="P6" style:family="paragraph">
      <loext:graphic-properties draw:fill="none"/>
      <style:paragraph-properties fo:text-align="center"/>
    </style:style>
    <style:style style:name="P7" style:family="paragraph">
      <style:paragraph-properties fo:text-align="center"/>
      <style:text-properties style:font-name="Open Sans" fo:font-size="15pt" style:font-size-asian="15pt" style:font-size-complex="15pt"/>
    </style:style>
    <style:style style:name="P8" style:family="paragraph">
      <loext:graphic-properties draw:fill="none" draw:fill-color="#ffffff"/>
      <style:paragraph-properties fo:text-align="center"/>
      <style:text-properties style:font-name="Open Sans" fo:font-size="15pt" style:font-size-asian="15pt" style:font-size-complex="15pt"/>
    </style:style>
    <style:style style:name="T1" style:family="text">
      <style:text-properties style:font-name="Open San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name="Group 345" xml:id="id6" draw:id="id6">
          <draw:custom-shape draw:name="Freeform 100" draw:style-name="gr1" draw:text-style-name="P1" draw:layer="layout" svg:width="3.501cm" svg:height="1.978cm" svg:x="0.176cm" svg:y="9.388cm">
            <text:p/>
            <draw:enhanced-geometry draw:mirror-horizontal="false" draw:mirror-vertical="false" svg:viewBox="0 0 0 0" drawooo:sub-view-size="811 458" draw:text-areas="0 0 ?f54 ?f55" draw:type="ooxml-non-primitive" draw:enhanced-path="M 629 111 L 629 111 C 613 111 598 114 581 119 554 47 486 0 409 0 320 0 245 64 228 151 208 143 189 139 168 139 75 139 0 213 0 306 0 371 37 428 95 456 97 456 98 457 100 457 104 457 109 454 111 450 114 445 111 437 105 434 55 410 24 361 24 306 24 227 89 162 168 162 190 162 212 168 232 179 237 180 241 180 244 178 247 177 249 173 249 170 257 86 326 23 409 23 480 23 542 69 564 136 565 140 567 142 569 144 572 145 575 145 578 144 596 137 612 134 629 134 716 134 786 205 786 293 786 351 754 405 701 431 695 434 693 441 696 447 699 453 705 455 711 452 772 422 810 360 810 293 810 193 729 111 629 111 N">
              <draw:equation draw:name="f0" draw:formula="629*logwidth/811"/>
              <draw:equation draw:name="f1" draw:formula="111*logheight/458"/>
              <draw:equation draw:name="f2" draw:formula="629*logwidth/811"/>
              <draw:equation draw:name="f3" draw:formula="111*logheight/458"/>
              <draw:equation draw:name="f4" draw:formula="581*logwidth/811"/>
              <draw:equation draw:name="f5" draw:formula="119*logheight/458"/>
              <draw:equation draw:name="f6" draw:formula="409*logwidth/811"/>
              <draw:equation draw:name="f7" draw:formula="0*logheight/458"/>
              <draw:equation draw:name="f8" draw:formula="228*logwidth/811"/>
              <draw:equation draw:name="f9" draw:formula="151*logheight/458"/>
              <draw:equation draw:name="f10" draw:formula="168*logwidth/811"/>
              <draw:equation draw:name="f11" draw:formula="139*logheight/458"/>
              <draw:equation draw:name="f12" draw:formula="0*logwidth/811"/>
              <draw:equation draw:name="f13" draw:formula="306*logheight/458"/>
              <draw:equation draw:name="f14" draw:formula="95*logwidth/811"/>
              <draw:equation draw:name="f15" draw:formula="456*logheight/458"/>
              <draw:equation draw:name="f16" draw:formula="100*logwidth/811"/>
              <draw:equation draw:name="f17" draw:formula="457*logheight/458"/>
              <draw:equation draw:name="f18" draw:formula="111*logwidth/811"/>
              <draw:equation draw:name="f19" draw:formula="450*logheight/458"/>
              <draw:equation draw:name="f20" draw:formula="105*logwidth/811"/>
              <draw:equation draw:name="f21" draw:formula="434*logheight/458"/>
              <draw:equation draw:name="f22" draw:formula="24*logwidth/811"/>
              <draw:equation draw:name="f23" draw:formula="306*logheight/458"/>
              <draw:equation draw:name="f24" draw:formula="168*logwidth/811"/>
              <draw:equation draw:name="f25" draw:formula="162*logheight/458"/>
              <draw:equation draw:name="f26" draw:formula="232*logwidth/811"/>
              <draw:equation draw:name="f27" draw:formula="179*logheight/458"/>
              <draw:equation draw:name="f28" draw:formula="244*logwidth/811"/>
              <draw:equation draw:name="f29" draw:formula="178*logheight/458"/>
              <draw:equation draw:name="f30" draw:formula="249*logwidth/811"/>
              <draw:equation draw:name="f31" draw:formula="170*logheight/458"/>
              <draw:equation draw:name="f32" draw:formula="409*logwidth/811"/>
              <draw:equation draw:name="f33" draw:formula="23*logheight/458"/>
              <draw:equation draw:name="f34" draw:formula="564*logwidth/811"/>
              <draw:equation draw:name="f35" draw:formula="136*logheight/458"/>
              <draw:equation draw:name="f36" draw:formula="569*logwidth/811"/>
              <draw:equation draw:name="f37" draw:formula="144*logheight/458"/>
              <draw:equation draw:name="f38" draw:formula="578*logwidth/811"/>
              <draw:equation draw:name="f39" draw:formula="144*logheight/458"/>
              <draw:equation draw:name="f40" draw:formula="629*logwidth/811"/>
              <draw:equation draw:name="f41" draw:formula="134*logheight/458"/>
              <draw:equation draw:name="f42" draw:formula="786*logwidth/811"/>
              <draw:equation draw:name="f43" draw:formula="293*logheight/458"/>
              <draw:equation draw:name="f44" draw:formula="701*logwidth/811"/>
              <draw:equation draw:name="f45" draw:formula="431*logheight/458"/>
              <draw:equation draw:name="f46" draw:formula="696*logwidth/811"/>
              <draw:equation draw:name="f47" draw:formula="447*logheight/458"/>
              <draw:equation draw:name="f48" draw:formula="711*logwidth/811"/>
              <draw:equation draw:name="f49" draw:formula="452*logheight/458"/>
              <draw:equation draw:name="f50" draw:formula="810*logwidth/811"/>
              <draw:equation draw:name="f51" draw:formula="293*logheight/458"/>
              <draw:equation draw:name="f52" draw:formula="629*logwidth/811"/>
              <draw:equation draw:name="f53" draw:formula="111*logheight/458"/>
              <draw:equation draw:name="f54" draw:formula="logwidth"/>
              <draw:equation draw:name="f55" draw:formula="logheight"/>
            </draw:enhanced-geometry>
          </draw:custom-shape>
          <draw:custom-shape draw:name="Freeform 101" draw:style-name="gr2" draw:text-style-name="P1" draw:layer="layout" svg:width="1.307cm" svg:height="1.557cm" svg:x="0.807cm" svg:y="10.243cm">
            <text:p/>
            <draw:enhanced-geometry draw:mirror-horizontal="false" draw:mirror-vertical="false" svg:viewBox="0 0 0 0" drawooo:sub-view-size="306 362" draw:text-areas="0 0 ?f104 ?f105" draw:type="ooxml-non-primitive" draw:enhanced-path="M 242 234 L 242 234 C 251 221 257 206 259 190 270 186 280 177 280 164 280 131 280 131 280 131 280 127 280 119 275 112 271 109 266 106 257 105 257 84 257 84 257 84 257 57 248 37 230 26 194 0 130 21 118 25 89 26 71 49 71 84 71 108 71 108 71 108 59 112 47 121 47 132 47 164 47 164 47 164 47 177 58 186 69 190 71 205 76 219 83 231 34 232 0 267 0 318 0 350 0 350 0 350 0 356 5 361 13 361 19 361 24 356 24 350 24 318 24 318 24 318 24 280 48 255 85 255 103 255 103 255 103 255 120 270 141 279 163 279 184 279 206 270 223 255 259 256 282 281 282 318 282 350 282 350 282 350 282 356 287 361 294 361 300 361 305 356 305 350 305 318 305 318 305 318 305 275 280 242 242 234 Z M 236 180 L 236 180 C 236 219 200 256 163 256 126 256 92 220 92 180 92 174 87 169 80 169 76 169 71 165 71 164 71 134 71 134 71 134 73 132 80 129 85 128 91 126 94 122 94 116 94 84 94 84 94 84 94 71 97 48 120 48 122 48 123 48 124 48 142 40 193 28 218 45 228 52 234 65 234 84 234 116 234 116 234 116 234 123 240 128 246 128 253 128 256 129 257 129 257 129 257 131 257 132 257 163 257 163 257 163 256 165 251 169 248 169 242 169 236 174 236 180 Z N">
              <draw:equation draw:name="f0" draw:formula="242*logwidth/306"/>
              <draw:equation draw:name="f1" draw:formula="234*logheight/362"/>
              <draw:equation draw:name="f2" draw:formula="242*logwidth/306"/>
              <draw:equation draw:name="f3" draw:formula="234*logheight/362"/>
              <draw:equation draw:name="f4" draw:formula="259*logwidth/306"/>
              <draw:equation draw:name="f5" draw:formula="190*logheight/362"/>
              <draw:equation draw:name="f6" draw:formula="280*logwidth/306"/>
              <draw:equation draw:name="f7" draw:formula="164*logheight/362"/>
              <draw:equation draw:name="f8" draw:formula="280*logwidth/306"/>
              <draw:equation draw:name="f9" draw:formula="131*logheight/362"/>
              <draw:equation draw:name="f10" draw:formula="275*logwidth/306"/>
              <draw:equation draw:name="f11" draw:formula="112*logheight/362"/>
              <draw:equation draw:name="f12" draw:formula="257*logwidth/306"/>
              <draw:equation draw:name="f13" draw:formula="105*logheight/362"/>
              <draw:equation draw:name="f14" draw:formula="257*logwidth/306"/>
              <draw:equation draw:name="f15" draw:formula="84*logheight/362"/>
              <draw:equation draw:name="f16" draw:formula="230*logwidth/306"/>
              <draw:equation draw:name="f17" draw:formula="26*logheight/362"/>
              <draw:equation draw:name="f18" draw:formula="118*logwidth/306"/>
              <draw:equation draw:name="f19" draw:formula="25*logheight/362"/>
              <draw:equation draw:name="f20" draw:formula="71*logwidth/306"/>
              <draw:equation draw:name="f21" draw:formula="84*logheight/362"/>
              <draw:equation draw:name="f22" draw:formula="71*logwidth/306"/>
              <draw:equation draw:name="f23" draw:formula="108*logheight/362"/>
              <draw:equation draw:name="f24" draw:formula="47*logwidth/306"/>
              <draw:equation draw:name="f25" draw:formula="132*logheight/362"/>
              <draw:equation draw:name="f26" draw:formula="47*logwidth/306"/>
              <draw:equation draw:name="f27" draw:formula="164*logheight/362"/>
              <draw:equation draw:name="f28" draw:formula="69*logwidth/306"/>
              <draw:equation draw:name="f29" draw:formula="190*logheight/362"/>
              <draw:equation draw:name="f30" draw:formula="83*logwidth/306"/>
              <draw:equation draw:name="f31" draw:formula="231*logheight/362"/>
              <draw:equation draw:name="f32" draw:formula="0*logwidth/306"/>
              <draw:equation draw:name="f33" draw:formula="318*logheight/362"/>
              <draw:equation draw:name="f34" draw:formula="0*logwidth/306"/>
              <draw:equation draw:name="f35" draw:formula="350*logheight/362"/>
              <draw:equation draw:name="f36" draw:formula="13*logwidth/306"/>
              <draw:equation draw:name="f37" draw:formula="361*logheight/362"/>
              <draw:equation draw:name="f38" draw:formula="24*logwidth/306"/>
              <draw:equation draw:name="f39" draw:formula="350*logheight/362"/>
              <draw:equation draw:name="f40" draw:formula="24*logwidth/306"/>
              <draw:equation draw:name="f41" draw:formula="318*logheight/362"/>
              <draw:equation draw:name="f42" draw:formula="85*logwidth/306"/>
              <draw:equation draw:name="f43" draw:formula="255*logheight/362"/>
              <draw:equation draw:name="f44" draw:formula="103*logwidth/306"/>
              <draw:equation draw:name="f45" draw:formula="255*logheight/362"/>
              <draw:equation draw:name="f46" draw:formula="163*logwidth/306"/>
              <draw:equation draw:name="f47" draw:formula="279*logheight/362"/>
              <draw:equation draw:name="f48" draw:formula="223*logwidth/306"/>
              <draw:equation draw:name="f49" draw:formula="255*logheight/362"/>
              <draw:equation draw:name="f50" draw:formula="282*logwidth/306"/>
              <draw:equation draw:name="f51" draw:formula="318*logheight/362"/>
              <draw:equation draw:name="f52" draw:formula="282*logwidth/306"/>
              <draw:equation draw:name="f53" draw:formula="350*logheight/362"/>
              <draw:equation draw:name="f54" draw:formula="294*logwidth/306"/>
              <draw:equation draw:name="f55" draw:formula="361*logheight/362"/>
              <draw:equation draw:name="f56" draw:formula="305*logwidth/306"/>
              <draw:equation draw:name="f57" draw:formula="350*logheight/362"/>
              <draw:equation draw:name="f58" draw:formula="305*logwidth/306"/>
              <draw:equation draw:name="f59" draw:formula="318*logheight/362"/>
              <draw:equation draw:name="f60" draw:formula="242*logwidth/306"/>
              <draw:equation draw:name="f61" draw:formula="234*logheight/362"/>
              <draw:equation draw:name="f62" draw:formula="236*logwidth/306"/>
              <draw:equation draw:name="f63" draw:formula="180*logheight/362"/>
              <draw:equation draw:name="f64" draw:formula="236*logwidth/306"/>
              <draw:equation draw:name="f65" draw:formula="180*logheight/362"/>
              <draw:equation draw:name="f66" draw:formula="163*logwidth/306"/>
              <draw:equation draw:name="f67" draw:formula="256*logheight/362"/>
              <draw:equation draw:name="f68" draw:formula="92*logwidth/306"/>
              <draw:equation draw:name="f69" draw:formula="180*logheight/362"/>
              <draw:equation draw:name="f70" draw:formula="80*logwidth/306"/>
              <draw:equation draw:name="f71" draw:formula="169*logheight/362"/>
              <draw:equation draw:name="f72" draw:formula="71*logwidth/306"/>
              <draw:equation draw:name="f73" draw:formula="164*logheight/362"/>
              <draw:equation draw:name="f74" draw:formula="71*logwidth/306"/>
              <draw:equation draw:name="f75" draw:formula="134*logheight/362"/>
              <draw:equation draw:name="f76" draw:formula="85*logwidth/306"/>
              <draw:equation draw:name="f77" draw:formula="128*logheight/362"/>
              <draw:equation draw:name="f78" draw:formula="94*logwidth/306"/>
              <draw:equation draw:name="f79" draw:formula="116*logheight/362"/>
              <draw:equation draw:name="f80" draw:formula="94*logwidth/306"/>
              <draw:equation draw:name="f81" draw:formula="84*logheight/362"/>
              <draw:equation draw:name="f82" draw:formula="120*logwidth/306"/>
              <draw:equation draw:name="f83" draw:formula="48*logheight/362"/>
              <draw:equation draw:name="f84" draw:formula="124*logwidth/306"/>
              <draw:equation draw:name="f85" draw:formula="48*logheight/362"/>
              <draw:equation draw:name="f86" draw:formula="218*logwidth/306"/>
              <draw:equation draw:name="f87" draw:formula="45*logheight/362"/>
              <draw:equation draw:name="f88" draw:formula="234*logwidth/306"/>
              <draw:equation draw:name="f89" draw:formula="84*logheight/362"/>
              <draw:equation draw:name="f90" draw:formula="234*logwidth/306"/>
              <draw:equation draw:name="f91" draw:formula="116*logheight/362"/>
              <draw:equation draw:name="f92" draw:formula="246*logwidth/306"/>
              <draw:equation draw:name="f93" draw:formula="128*logheight/362"/>
              <draw:equation draw:name="f94" draw:formula="257*logwidth/306"/>
              <draw:equation draw:name="f95" draw:formula="129*logheight/362"/>
              <draw:equation draw:name="f96" draw:formula="257*logwidth/306"/>
              <draw:equation draw:name="f97" draw:formula="132*logheight/362"/>
              <draw:equation draw:name="f98" draw:formula="257*logwidth/306"/>
              <draw:equation draw:name="f99" draw:formula="163*logheight/362"/>
              <draw:equation draw:name="f100" draw:formula="248*logwidth/306"/>
              <draw:equation draw:name="f101" draw:formula="169*logheight/362"/>
              <draw:equation draw:name="f102" draw:formula="236*logwidth/306"/>
              <draw:equation draw:name="f103" draw:formula="180*logheight/362"/>
              <draw:equation draw:name="f104" draw:formula="logwidth"/>
              <draw:equation draw:name="f105" draw:formula="logheight"/>
            </draw:enhanced-geometry>
          </draw:custom-shape>
          <draw:custom-shape draw:name="Freeform 102" draw:style-name="gr3" draw:text-style-name="P1" draw:layer="layout" svg:width="0.911cm" svg:height="1.581cm" svg:x="2.114cm" svg:y="10.219cm">
            <text:p/>
            <draw:enhanced-geometry draw:mirror-horizontal="false" draw:mirror-vertical="false" svg:viewBox="0 0 0 0" drawooo:sub-view-size="212 366" draw:text-areas="0 0 ?f44 ?f45" draw:type="ooxml-non-primitive" draw:enhanced-path="M 129 238 L 129 238 C 160 219 180 194 190 176 192 173 192 167 190 164 179 148 161 115 158 104 143 37 104 0 51 0 37 0 22 3 8 10 3 12 0 20 3 26 6 31 14 33 19 31 29 26 40 23 51 23 109 23 130 83 135 109 140 125 158 157 166 170 150 198 110 237 48 237 41 237 35 242 35 249 35 255 41 260 48 260 118 260 118 260 118 260 157 260 187 287 187 322 187 354 187 354 187 354 187 360 193 365 199 365 206 365 211 360 211 354 211 322 211 322 211 322 211 278 176 242 129 238 N">
              <draw:equation draw:name="f0" draw:formula="129*logwidth/212"/>
              <draw:equation draw:name="f1" draw:formula="238*logheight/366"/>
              <draw:equation draw:name="f2" draw:formula="129*logwidth/212"/>
              <draw:equation draw:name="f3" draw:formula="238*logheight/366"/>
              <draw:equation draw:name="f4" draw:formula="190*logwidth/212"/>
              <draw:equation draw:name="f5" draw:formula="176*logheight/366"/>
              <draw:equation draw:name="f6" draw:formula="190*logwidth/212"/>
              <draw:equation draw:name="f7" draw:formula="164*logheight/366"/>
              <draw:equation draw:name="f8" draw:formula="158*logwidth/212"/>
              <draw:equation draw:name="f9" draw:formula="104*logheight/366"/>
              <draw:equation draw:name="f10" draw:formula="51*logwidth/212"/>
              <draw:equation draw:name="f11" draw:formula="0*logheight/366"/>
              <draw:equation draw:name="f12" draw:formula="8*logwidth/212"/>
              <draw:equation draw:name="f13" draw:formula="10*logheight/366"/>
              <draw:equation draw:name="f14" draw:formula="3*logwidth/212"/>
              <draw:equation draw:name="f15" draw:formula="26*logheight/366"/>
              <draw:equation draw:name="f16" draw:formula="19*logwidth/212"/>
              <draw:equation draw:name="f17" draw:formula="31*logheight/366"/>
              <draw:equation draw:name="f18" draw:formula="51*logwidth/212"/>
              <draw:equation draw:name="f19" draw:formula="23*logheight/366"/>
              <draw:equation draw:name="f20" draw:formula="135*logwidth/212"/>
              <draw:equation draw:name="f21" draw:formula="109*logheight/366"/>
              <draw:equation draw:name="f22" draw:formula="166*logwidth/212"/>
              <draw:equation draw:name="f23" draw:formula="170*logheight/366"/>
              <draw:equation draw:name="f24" draw:formula="48*logwidth/212"/>
              <draw:equation draw:name="f25" draw:formula="237*logheight/366"/>
              <draw:equation draw:name="f26" draw:formula="35*logwidth/212"/>
              <draw:equation draw:name="f27" draw:formula="249*logheight/366"/>
              <draw:equation draw:name="f28" draw:formula="48*logwidth/212"/>
              <draw:equation draw:name="f29" draw:formula="260*logheight/366"/>
              <draw:equation draw:name="f30" draw:formula="118*logwidth/212"/>
              <draw:equation draw:name="f31" draw:formula="260*logheight/366"/>
              <draw:equation draw:name="f32" draw:formula="187*logwidth/212"/>
              <draw:equation draw:name="f33" draw:formula="322*logheight/366"/>
              <draw:equation draw:name="f34" draw:formula="187*logwidth/212"/>
              <draw:equation draw:name="f35" draw:formula="354*logheight/366"/>
              <draw:equation draw:name="f36" draw:formula="199*logwidth/212"/>
              <draw:equation draw:name="f37" draw:formula="365*logheight/366"/>
              <draw:equation draw:name="f38" draw:formula="211*logwidth/212"/>
              <draw:equation draw:name="f39" draw:formula="354*logheight/366"/>
              <draw:equation draw:name="f40" draw:formula="211*logwidth/212"/>
              <draw:equation draw:name="f41" draw:formula="322*logheight/366"/>
              <draw:equation draw:name="f42" draw:formula="129*logwidth/212"/>
              <draw:equation draw:name="f43" draw:formula="238*logheight/366"/>
              <draw:equation draw:name="f44" draw:formula="logwidth"/>
              <draw:equation draw:name="f45" draw:formula="logheight"/>
            </draw:enhanced-geometry>
          </draw:custom-shape>
        </draw:g>
        <draw:g draw:name="Group 2876" xml:id="id1" draw:id="id1">
          <draw:custom-shape draw:name="Freeform 305" draw:style-name="gr4" draw:text-style-name="P2" draw:layer="layout" svg:width="2.5cm" svg:height="2.307cm" svg:x="7.4cm" svg:y="12.219cm">
            <text:p/>
            <draw:enhanced-geometry draw:mirror-horizontal="false" draw:mirror-vertical="false" svg:viewBox="0 0 0 0" drawooo:sub-view-size="632 581" draw:text-areas="0 0 ?f60 ?f61" draw:type="ooxml-non-primitive" draw:enhanced-path="M 24 491 L 24 491 C 305 491 305 491 305 491 305 559 305 559 305 559 134 559 134 559 134 559 128 559 124 563 124 569 124 575 128 580 134 580 497 580 497 580 497 580 502 580 508 575 508 569 508 563 502 559 497 559 326 559 326 559 326 559 326 491 326 491 326 491 607 491 607 491 607 491 620 491 631 480 631 468 631 24 631 24 631 24 631 10 620 0 607 0 24 0 24 0 24 0 10 0 0 10 0 24 0 468 0 468 0 468 0 480 10 491 24 491 Z M 20 24 L 20 24 C 20 22 21 21 24 21 607 21 607 21 607 21 608 21 609 22 609 24 609 468 609 468 609 468 609 468 608 469 607 469 24 469 24 469 24 469 21 469 20 468 20 468 L 20 24 Z N">
              <draw:equation draw:name="f0" draw:formula="24*logwidth/632"/>
              <draw:equation draw:name="f1" draw:formula="491*logheight/581"/>
              <draw:equation draw:name="f2" draw:formula="24*logwidth/632"/>
              <draw:equation draw:name="f3" draw:formula="491*logheight/581"/>
              <draw:equation draw:name="f4" draw:formula="305*logwidth/632"/>
              <draw:equation draw:name="f5" draw:formula="491*logheight/581"/>
              <draw:equation draw:name="f6" draw:formula="305*logwidth/632"/>
              <draw:equation draw:name="f7" draw:formula="559*logheight/581"/>
              <draw:equation draw:name="f8" draw:formula="134*logwidth/632"/>
              <draw:equation draw:name="f9" draw:formula="559*logheight/581"/>
              <draw:equation draw:name="f10" draw:formula="124*logwidth/632"/>
              <draw:equation draw:name="f11" draw:formula="569*logheight/581"/>
              <draw:equation draw:name="f12" draw:formula="134*logwidth/632"/>
              <draw:equation draw:name="f13" draw:formula="580*logheight/581"/>
              <draw:equation draw:name="f14" draw:formula="497*logwidth/632"/>
              <draw:equation draw:name="f15" draw:formula="580*logheight/581"/>
              <draw:equation draw:name="f16" draw:formula="508*logwidth/632"/>
              <draw:equation draw:name="f17" draw:formula="569*logheight/581"/>
              <draw:equation draw:name="f18" draw:formula="497*logwidth/632"/>
              <draw:equation draw:name="f19" draw:formula="559*logheight/581"/>
              <draw:equation draw:name="f20" draw:formula="326*logwidth/632"/>
              <draw:equation draw:name="f21" draw:formula="559*logheight/581"/>
              <draw:equation draw:name="f22" draw:formula="326*logwidth/632"/>
              <draw:equation draw:name="f23" draw:formula="491*logheight/581"/>
              <draw:equation draw:name="f24" draw:formula="607*logwidth/632"/>
              <draw:equation draw:name="f25" draw:formula="491*logheight/581"/>
              <draw:equation draw:name="f26" draw:formula="631*logwidth/632"/>
              <draw:equation draw:name="f27" draw:formula="468*logheight/581"/>
              <draw:equation draw:name="f28" draw:formula="631*logwidth/632"/>
              <draw:equation draw:name="f29" draw:formula="24*logheight/581"/>
              <draw:equation draw:name="f30" draw:formula="607*logwidth/632"/>
              <draw:equation draw:name="f31" draw:formula="0*logheight/581"/>
              <draw:equation draw:name="f32" draw:formula="24*logwidth/632"/>
              <draw:equation draw:name="f33" draw:formula="0*logheight/581"/>
              <draw:equation draw:name="f34" draw:formula="0*logwidth/632"/>
              <draw:equation draw:name="f35" draw:formula="24*logheight/581"/>
              <draw:equation draw:name="f36" draw:formula="0*logwidth/632"/>
              <draw:equation draw:name="f37" draw:formula="468*logheight/581"/>
              <draw:equation draw:name="f38" draw:formula="24*logwidth/632"/>
              <draw:equation draw:name="f39" draw:formula="491*logheight/581"/>
              <draw:equation draw:name="f40" draw:formula="20*logwidth/632"/>
              <draw:equation draw:name="f41" draw:formula="24*logheight/581"/>
              <draw:equation draw:name="f42" draw:formula="20*logwidth/632"/>
              <draw:equation draw:name="f43" draw:formula="24*logheight/581"/>
              <draw:equation draw:name="f44" draw:formula="24*logwidth/632"/>
              <draw:equation draw:name="f45" draw:formula="21*logheight/581"/>
              <draw:equation draw:name="f46" draw:formula="607*logwidth/632"/>
              <draw:equation draw:name="f47" draw:formula="21*logheight/581"/>
              <draw:equation draw:name="f48" draw:formula="609*logwidth/632"/>
              <draw:equation draw:name="f49" draw:formula="24*logheight/581"/>
              <draw:equation draw:name="f50" draw:formula="609*logwidth/632"/>
              <draw:equation draw:name="f51" draw:formula="468*logheight/581"/>
              <draw:equation draw:name="f52" draw:formula="607*logwidth/632"/>
              <draw:equation draw:name="f53" draw:formula="469*logheight/581"/>
              <draw:equation draw:name="f54" draw:formula="24*logwidth/632"/>
              <draw:equation draw:name="f55" draw:formula="469*logheight/581"/>
              <draw:equation draw:name="f56" draw:formula="20*logwidth/632"/>
              <draw:equation draw:name="f57" draw:formula="468*logheight/581"/>
              <draw:equation draw:name="f58" draw:formula="20*logwidth/632"/>
              <draw:equation draw:name="f59" draw:formula="24*logheight/581"/>
              <draw:equation draw:name="f60" draw:formula="logwidth"/>
              <draw:equation draw:name="f61" draw:formula="logheight"/>
            </draw:enhanced-geometry>
          </draw:custom-shape>
          <draw:custom-shape draw:name="Freeform 306" draw:style-name="gr5" draw:text-style-name="P2" draw:layer="layout" svg:width="2.074cm" svg:height="1.304cm" svg:x="7.614cm" svg:y="12.432cm">
            <text:p/>
            <draw:enhanced-geometry draw:mirror-horizontal="false" draw:mirror-vertical="false" svg:viewBox="0 0 0 0" drawooo:sub-view-size="526 331" draw:text-areas="0 0 ?f34 ?f35" draw:type="ooxml-non-primitive" draw:enhanced-path="M 23 330 L 23 330 C 502 330 502 330 502 330 514 330 525 320 525 308 525 22 525 22 525 22 525 9 514 0 502 0 23 0 23 0 23 0 10 0 0 9 0 22 0 308 0 308 0 308 0 320 10 330 23 330 Z M 23 21 L 23 21 C 503 22 503 22 503 22 503 308 503 308 503 308 502 308 502 308 502 308 22 308 22 308 22 308 L 23 21 Z N">
              <draw:equation draw:name="f0" draw:formula="23*logwidth/526"/>
              <draw:equation draw:name="f1" draw:formula="330*logheight/331"/>
              <draw:equation draw:name="f2" draw:formula="23*logwidth/526"/>
              <draw:equation draw:name="f3" draw:formula="330*logheight/331"/>
              <draw:equation draw:name="f4" draw:formula="502*logwidth/526"/>
              <draw:equation draw:name="f5" draw:formula="330*logheight/331"/>
              <draw:equation draw:name="f6" draw:formula="525*logwidth/526"/>
              <draw:equation draw:name="f7" draw:formula="308*logheight/331"/>
              <draw:equation draw:name="f8" draw:formula="525*logwidth/526"/>
              <draw:equation draw:name="f9" draw:formula="22*logheight/331"/>
              <draw:equation draw:name="f10" draw:formula="502*logwidth/526"/>
              <draw:equation draw:name="f11" draw:formula="0*logheight/331"/>
              <draw:equation draw:name="f12" draw:formula="23*logwidth/526"/>
              <draw:equation draw:name="f13" draw:formula="0*logheight/331"/>
              <draw:equation draw:name="f14" draw:formula="0*logwidth/526"/>
              <draw:equation draw:name="f15" draw:formula="22*logheight/331"/>
              <draw:equation draw:name="f16" draw:formula="0*logwidth/526"/>
              <draw:equation draw:name="f17" draw:formula="308*logheight/331"/>
              <draw:equation draw:name="f18" draw:formula="23*logwidth/526"/>
              <draw:equation draw:name="f19" draw:formula="330*logheight/331"/>
              <draw:equation draw:name="f20" draw:formula="23*logwidth/526"/>
              <draw:equation draw:name="f21" draw:formula="21*logheight/331"/>
              <draw:equation draw:name="f22" draw:formula="23*logwidth/526"/>
              <draw:equation draw:name="f23" draw:formula="21*logheight/331"/>
              <draw:equation draw:name="f24" draw:formula="503*logwidth/526"/>
              <draw:equation draw:name="f25" draw:formula="22*logheight/331"/>
              <draw:equation draw:name="f26" draw:formula="503*logwidth/526"/>
              <draw:equation draw:name="f27" draw:formula="308*logheight/331"/>
              <draw:equation draw:name="f28" draw:formula="502*logwidth/526"/>
              <draw:equation draw:name="f29" draw:formula="308*logheight/331"/>
              <draw:equation draw:name="f30" draw:formula="22*logwidth/526"/>
              <draw:equation draw:name="f31" draw:formula="308*logheight/331"/>
              <draw:equation draw:name="f32" draw:formula="23*logwidth/526"/>
              <draw:equation draw:name="f33" draw:formula="21*logheight/331"/>
              <draw:equation draw:name="f34" draw:formula="logwidth"/>
              <draw:equation draw:name="f35" draw:formula="logheight"/>
            </draw:enhanced-geometry>
          </draw:custom-shape>
        </draw:g>
        <draw:g draw:name="Group 2555" xml:id="id3" draw:id="id3">
          <draw:custom-shape draw:name="Freeform 254" draw:style-name="gr6" draw:text-style-name="P2" draw:layer="layout" svg:width="2.501cm" svg:height="2.085cm" svg:x="11.211cm" svg:y="14.378cm">
            <text:p/>
            <draw:enhanced-geometry draw:mirror-horizontal="false" draw:mirror-vertical="false" svg:viewBox="0 0 0 0" drawooo:sub-view-size="640 534" draw:text-areas="0 0 ?f76 ?f77" draw:type="ooxml-non-primitive" draw:enhanced-path="M 639 480 L 639 480 639 479 C 639 478 639 477 639 476 597 371 597 371 597 371 597 62 597 62 597 62 597 36 578 0 549 0 101 0 101 0 101 0 74 0 42 32 42 62 42 371 42 371 42 371 0 476 0 476 0 476 0 477 0 478 0 479 L 0 480 C 0 487 0 487 0 487 0 514 19 533 48 533 581 533 581 533 581 533 609 533 639 515 639 487 L 639 480 Z M 64 62 L 64 62 C 64 44 86 21 101 21 549 21 549 21 549 21 563 21 575 43 575 62 575 363 575 363 575 363 64 363 64 363 64 363 L 64 62 Z M 60 384 L 60 384 C 580 384 580 384 580 384 613 469 613 469 613 469 26 469 26 469 26 469 L 60 384 Z M 581 512 L 581 512 C 48 512 48 512 48 512 40 512 23 509 21 490 618 490 618 490 618 490 615 503 597 512 581 512 Z N">
              <draw:equation draw:name="f0" draw:formula="639*logwidth/640"/>
              <draw:equation draw:name="f1" draw:formula="480*logheight/534"/>
              <draw:equation draw:name="f2" draw:formula="639*logwidth/640"/>
              <draw:equation draw:name="f3" draw:formula="480*logheight/534"/>
              <draw:equation draw:name="f4" draw:formula="639*logwidth/640"/>
              <draw:equation draw:name="f5" draw:formula="479*logheight/534"/>
              <draw:equation draw:name="f6" draw:formula="639*logwidth/640"/>
              <draw:equation draw:name="f7" draw:formula="476*logheight/534"/>
              <draw:equation draw:name="f8" draw:formula="597*logwidth/640"/>
              <draw:equation draw:name="f9" draw:formula="371*logheight/534"/>
              <draw:equation draw:name="f10" draw:formula="597*logwidth/640"/>
              <draw:equation draw:name="f11" draw:formula="62*logheight/534"/>
              <draw:equation draw:name="f12" draw:formula="549*logwidth/640"/>
              <draw:equation draw:name="f13" draw:formula="0*logheight/534"/>
              <draw:equation draw:name="f14" draw:formula="101*logwidth/640"/>
              <draw:equation draw:name="f15" draw:formula="0*logheight/534"/>
              <draw:equation draw:name="f16" draw:formula="42*logwidth/640"/>
              <draw:equation draw:name="f17" draw:formula="62*logheight/534"/>
              <draw:equation draw:name="f18" draw:formula="42*logwidth/640"/>
              <draw:equation draw:name="f19" draw:formula="371*logheight/534"/>
              <draw:equation draw:name="f20" draw:formula="0*logwidth/640"/>
              <draw:equation draw:name="f21" draw:formula="476*logheight/534"/>
              <draw:equation draw:name="f22" draw:formula="0*logwidth/640"/>
              <draw:equation draw:name="f23" draw:formula="479*logheight/534"/>
              <draw:equation draw:name="f24" draw:formula="0*logwidth/640"/>
              <draw:equation draw:name="f25" draw:formula="480*logheight/534"/>
              <draw:equation draw:name="f26" draw:formula="0*logwidth/640"/>
              <draw:equation draw:name="f27" draw:formula="487*logheight/534"/>
              <draw:equation draw:name="f28" draw:formula="48*logwidth/640"/>
              <draw:equation draw:name="f29" draw:formula="533*logheight/534"/>
              <draw:equation draw:name="f30" draw:formula="581*logwidth/640"/>
              <draw:equation draw:name="f31" draw:formula="533*logheight/534"/>
              <draw:equation draw:name="f32" draw:formula="639*logwidth/640"/>
              <draw:equation draw:name="f33" draw:formula="487*logheight/534"/>
              <draw:equation draw:name="f34" draw:formula="639*logwidth/640"/>
              <draw:equation draw:name="f35" draw:formula="480*logheight/534"/>
              <draw:equation draw:name="f36" draw:formula="64*logwidth/640"/>
              <draw:equation draw:name="f37" draw:formula="62*logheight/534"/>
              <draw:equation draw:name="f38" draw:formula="64*logwidth/640"/>
              <draw:equation draw:name="f39" draw:formula="62*logheight/534"/>
              <draw:equation draw:name="f40" draw:formula="101*logwidth/640"/>
              <draw:equation draw:name="f41" draw:formula="21*logheight/534"/>
              <draw:equation draw:name="f42" draw:formula="549*logwidth/640"/>
              <draw:equation draw:name="f43" draw:formula="21*logheight/534"/>
              <draw:equation draw:name="f44" draw:formula="575*logwidth/640"/>
              <draw:equation draw:name="f45" draw:formula="62*logheight/534"/>
              <draw:equation draw:name="f46" draw:formula="575*logwidth/640"/>
              <draw:equation draw:name="f47" draw:formula="363*logheight/534"/>
              <draw:equation draw:name="f48" draw:formula="64*logwidth/640"/>
              <draw:equation draw:name="f49" draw:formula="363*logheight/534"/>
              <draw:equation draw:name="f50" draw:formula="64*logwidth/640"/>
              <draw:equation draw:name="f51" draw:formula="62*logheight/534"/>
              <draw:equation draw:name="f52" draw:formula="60*logwidth/640"/>
              <draw:equation draw:name="f53" draw:formula="384*logheight/534"/>
              <draw:equation draw:name="f54" draw:formula="60*logwidth/640"/>
              <draw:equation draw:name="f55" draw:formula="384*logheight/534"/>
              <draw:equation draw:name="f56" draw:formula="580*logwidth/640"/>
              <draw:equation draw:name="f57" draw:formula="384*logheight/534"/>
              <draw:equation draw:name="f58" draw:formula="613*logwidth/640"/>
              <draw:equation draw:name="f59" draw:formula="469*logheight/534"/>
              <draw:equation draw:name="f60" draw:formula="26*logwidth/640"/>
              <draw:equation draw:name="f61" draw:formula="469*logheight/534"/>
              <draw:equation draw:name="f62" draw:formula="60*logwidth/640"/>
              <draw:equation draw:name="f63" draw:formula="384*logheight/534"/>
              <draw:equation draw:name="f64" draw:formula="581*logwidth/640"/>
              <draw:equation draw:name="f65" draw:formula="512*logheight/534"/>
              <draw:equation draw:name="f66" draw:formula="581*logwidth/640"/>
              <draw:equation draw:name="f67" draw:formula="512*logheight/534"/>
              <draw:equation draw:name="f68" draw:formula="48*logwidth/640"/>
              <draw:equation draw:name="f69" draw:formula="512*logheight/534"/>
              <draw:equation draw:name="f70" draw:formula="21*logwidth/640"/>
              <draw:equation draw:name="f71" draw:formula="490*logheight/534"/>
              <draw:equation draw:name="f72" draw:formula="618*logwidth/640"/>
              <draw:equation draw:name="f73" draw:formula="490*logheight/534"/>
              <draw:equation draw:name="f74" draw:formula="581*logwidth/640"/>
              <draw:equation draw:name="f75" draw:formula="512*logheight/534"/>
              <draw:equation draw:name="f76" draw:formula="logwidth"/>
              <draw:equation draw:name="f77" draw:formula="logheight"/>
            </draw:enhanced-geometry>
          </draw:custom-shape>
          <draw:custom-shape draw:name="Freeform 255" draw:style-name="gr7" draw:text-style-name="P2" draw:layer="layout" svg:width="1.676cm" svg:height="0.993cm" svg:x="11.624cm" svg:y="14.641cm">
            <text:p/>
            <draw:enhanced-geometry draw:mirror-horizontal="false" draw:mirror-vertical="false" svg:viewBox="0 0 0 0" drawooo:sub-view-size="427 257" draw:text-areas="0 0 ?f32 ?f33" draw:type="ooxml-non-primitive" draw:enhanced-path="M 415 0 L 415 0 C 11 0 11 0 11 0 4 0 0 5 0 10 0 245 0 245 0 245 0 251 4 256 11 256 415 256 415 256 415 256 421 256 426 251 426 245 426 10 426 10 426 10 426 5 421 0 415 0 Z M 405 234 L 405 234 C 21 234 21 234 21 234 21 21 21 21 21 21 405 21 405 21 405 21 L 405 234 Z N">
              <draw:equation draw:name="f0" draw:formula="415*logwidth/427"/>
              <draw:equation draw:name="f1" draw:formula="0*logheight/257"/>
              <draw:equation draw:name="f2" draw:formula="415*logwidth/427"/>
              <draw:equation draw:name="f3" draw:formula="0*logheight/257"/>
              <draw:equation draw:name="f4" draw:formula="11*logwidth/427"/>
              <draw:equation draw:name="f5" draw:formula="0*logheight/257"/>
              <draw:equation draw:name="f6" draw:formula="0*logwidth/427"/>
              <draw:equation draw:name="f7" draw:formula="10*logheight/257"/>
              <draw:equation draw:name="f8" draw:formula="0*logwidth/427"/>
              <draw:equation draw:name="f9" draw:formula="245*logheight/257"/>
              <draw:equation draw:name="f10" draw:formula="11*logwidth/427"/>
              <draw:equation draw:name="f11" draw:formula="256*logheight/257"/>
              <draw:equation draw:name="f12" draw:formula="415*logwidth/427"/>
              <draw:equation draw:name="f13" draw:formula="256*logheight/257"/>
              <draw:equation draw:name="f14" draw:formula="426*logwidth/427"/>
              <draw:equation draw:name="f15" draw:formula="245*logheight/257"/>
              <draw:equation draw:name="f16" draw:formula="426*logwidth/427"/>
              <draw:equation draw:name="f17" draw:formula="10*logheight/257"/>
              <draw:equation draw:name="f18" draw:formula="415*logwidth/427"/>
              <draw:equation draw:name="f19" draw:formula="0*logheight/257"/>
              <draw:equation draw:name="f20" draw:formula="405*logwidth/427"/>
              <draw:equation draw:name="f21" draw:formula="234*logheight/257"/>
              <draw:equation draw:name="f22" draw:formula="405*logwidth/427"/>
              <draw:equation draw:name="f23" draw:formula="234*logheight/257"/>
              <draw:equation draw:name="f24" draw:formula="21*logwidth/427"/>
              <draw:equation draw:name="f25" draw:formula="234*logheight/257"/>
              <draw:equation draw:name="f26" draw:formula="21*logwidth/427"/>
              <draw:equation draw:name="f27" draw:formula="21*logheight/257"/>
              <draw:equation draw:name="f28" draw:formula="405*logwidth/427"/>
              <draw:equation draw:name="f29" draw:formula="21*logheight/257"/>
              <draw:equation draw:name="f30" draw:formula="405*logwidth/427"/>
              <draw:equation draw:name="f31" draw:formula="234*logheight/257"/>
              <draw:equation draw:name="f32" draw:formula="logwidth"/>
              <draw:equation draw:name="f33" draw:formula="logheight"/>
            </draw:enhanced-geometry>
          </draw:custom-shape>
        </draw:g>
        <draw:custom-shape draw:name="Freeform 161" draw:style-name="gr8" draw:text-style-name="P3" xml:id="id7" draw:id="id7" draw:layer="layout" svg:width="2.501cm" svg:height="3.749cm" svg:x="1.74cm" svg:y="0.914cm">
          <text:p/>
          <draw:enhanced-geometry draw:mirror-horizontal="false" draw:mirror-vertical="false" svg:viewBox="0 0 0 0" drawooo:sub-view-size="403 605" draw:text-areas="0 0 ?f100 ?f101" draw:type="ooxml-non-primitive" draw:enhanced-path="M 335 595 L 335 595 C 335 600 331 604 325 604 274 604 274 604 274 604 269 604 264 600 264 595 264 589 269 585 274 585 325 585 325 585 325 585 331 585 335 589 335 595 Z M 132 585 L 132 585 C 80 585 80 585 80 585 74 585 70 589 70 595 70 600 74 604 80 604 132 604 132 604 132 604 137 604 141 600 141 595 141 589 137 585 132 585 Z M 402 39 L 402 39 C 402 520 402 520 402 520 402 542 384 561 363 561 40 561 40 561 40 561 19 561 0 542 0 520 0 39 0 39 0 39 0 18 19 0 40 0 363 0 363 0 363 0 384 0 402 18 402 39 Z M 303 247 L 303 247 C 303 243 299 238 293 238 105 238 105 238 105 238 100 238 95 243 95 247 95 254 100 258 105 258 293 258 293 258 293 258 299 258 303 254 303 247 Z M 303 181 L 303 181 C 303 176 299 170 293 170 105 170 105 170 105 170 100 170 95 176 95 181 95 187 100 191 105 191 293 191 293 191 293 191 299 191 303 187 303 181 Z M 303 115 L 303 115 C 303 109 299 105 293 105 105 105 105 105 105 105 100 105 95 109 95 115 95 120 100 126 105 126 293 126 293 126 293 126 299 126 303 120 303 115 Z N">
            <draw:equation draw:name="f0" draw:formula="335*logwidth/403"/>
            <draw:equation draw:name="f1" draw:formula="595*logheight/605"/>
            <draw:equation draw:name="f2" draw:formula="335*logwidth/403"/>
            <draw:equation draw:name="f3" draw:formula="595*logheight/605"/>
            <draw:equation draw:name="f4" draw:formula="325*logwidth/403"/>
            <draw:equation draw:name="f5" draw:formula="604*logheight/605"/>
            <draw:equation draw:name="f6" draw:formula="274*logwidth/403"/>
            <draw:equation draw:name="f7" draw:formula="604*logheight/605"/>
            <draw:equation draw:name="f8" draw:formula="264*logwidth/403"/>
            <draw:equation draw:name="f9" draw:formula="595*logheight/605"/>
            <draw:equation draw:name="f10" draw:formula="274*logwidth/403"/>
            <draw:equation draw:name="f11" draw:formula="585*logheight/605"/>
            <draw:equation draw:name="f12" draw:formula="325*logwidth/403"/>
            <draw:equation draw:name="f13" draw:formula="585*logheight/605"/>
            <draw:equation draw:name="f14" draw:formula="335*logwidth/403"/>
            <draw:equation draw:name="f15" draw:formula="595*logheight/605"/>
            <draw:equation draw:name="f16" draw:formula="132*logwidth/403"/>
            <draw:equation draw:name="f17" draw:formula="585*logheight/605"/>
            <draw:equation draw:name="f18" draw:formula="132*logwidth/403"/>
            <draw:equation draw:name="f19" draw:formula="585*logheight/605"/>
            <draw:equation draw:name="f20" draw:formula="80*logwidth/403"/>
            <draw:equation draw:name="f21" draw:formula="585*logheight/605"/>
            <draw:equation draw:name="f22" draw:formula="70*logwidth/403"/>
            <draw:equation draw:name="f23" draw:formula="595*logheight/605"/>
            <draw:equation draw:name="f24" draw:formula="80*logwidth/403"/>
            <draw:equation draw:name="f25" draw:formula="604*logheight/605"/>
            <draw:equation draw:name="f26" draw:formula="132*logwidth/403"/>
            <draw:equation draw:name="f27" draw:formula="604*logheight/605"/>
            <draw:equation draw:name="f28" draw:formula="141*logwidth/403"/>
            <draw:equation draw:name="f29" draw:formula="595*logheight/605"/>
            <draw:equation draw:name="f30" draw:formula="132*logwidth/403"/>
            <draw:equation draw:name="f31" draw:formula="585*logheight/605"/>
            <draw:equation draw:name="f32" draw:formula="402*logwidth/403"/>
            <draw:equation draw:name="f33" draw:formula="39*logheight/605"/>
            <draw:equation draw:name="f34" draw:formula="402*logwidth/403"/>
            <draw:equation draw:name="f35" draw:formula="39*logheight/605"/>
            <draw:equation draw:name="f36" draw:formula="402*logwidth/403"/>
            <draw:equation draw:name="f37" draw:formula="520*logheight/605"/>
            <draw:equation draw:name="f38" draw:formula="363*logwidth/403"/>
            <draw:equation draw:name="f39" draw:formula="561*logheight/605"/>
            <draw:equation draw:name="f40" draw:formula="40*logwidth/403"/>
            <draw:equation draw:name="f41" draw:formula="561*logheight/605"/>
            <draw:equation draw:name="f42" draw:formula="0*logwidth/403"/>
            <draw:equation draw:name="f43" draw:formula="520*logheight/605"/>
            <draw:equation draw:name="f44" draw:formula="0*logwidth/403"/>
            <draw:equation draw:name="f45" draw:formula="39*logheight/605"/>
            <draw:equation draw:name="f46" draw:formula="40*logwidth/403"/>
            <draw:equation draw:name="f47" draw:formula="0*logheight/605"/>
            <draw:equation draw:name="f48" draw:formula="363*logwidth/403"/>
            <draw:equation draw:name="f49" draw:formula="0*logheight/605"/>
            <draw:equation draw:name="f50" draw:formula="402*logwidth/403"/>
            <draw:equation draw:name="f51" draw:formula="39*logheight/605"/>
            <draw:equation draw:name="f52" draw:formula="303*logwidth/403"/>
            <draw:equation draw:name="f53" draw:formula="247*logheight/605"/>
            <draw:equation draw:name="f54" draw:formula="303*logwidth/403"/>
            <draw:equation draw:name="f55" draw:formula="247*logheight/605"/>
            <draw:equation draw:name="f56" draw:formula="293*logwidth/403"/>
            <draw:equation draw:name="f57" draw:formula="238*logheight/605"/>
            <draw:equation draw:name="f58" draw:formula="105*logwidth/403"/>
            <draw:equation draw:name="f59" draw:formula="238*logheight/605"/>
            <draw:equation draw:name="f60" draw:formula="95*logwidth/403"/>
            <draw:equation draw:name="f61" draw:formula="247*logheight/605"/>
            <draw:equation draw:name="f62" draw:formula="105*logwidth/403"/>
            <draw:equation draw:name="f63" draw:formula="258*logheight/605"/>
            <draw:equation draw:name="f64" draw:formula="293*logwidth/403"/>
            <draw:equation draw:name="f65" draw:formula="258*logheight/605"/>
            <draw:equation draw:name="f66" draw:formula="303*logwidth/403"/>
            <draw:equation draw:name="f67" draw:formula="247*logheight/605"/>
            <draw:equation draw:name="f68" draw:formula="303*logwidth/403"/>
            <draw:equation draw:name="f69" draw:formula="181*logheight/605"/>
            <draw:equation draw:name="f70" draw:formula="303*logwidth/403"/>
            <draw:equation draw:name="f71" draw:formula="181*logheight/605"/>
            <draw:equation draw:name="f72" draw:formula="293*logwidth/403"/>
            <draw:equation draw:name="f73" draw:formula="170*logheight/605"/>
            <draw:equation draw:name="f74" draw:formula="105*logwidth/403"/>
            <draw:equation draw:name="f75" draw:formula="170*logheight/605"/>
            <draw:equation draw:name="f76" draw:formula="95*logwidth/403"/>
            <draw:equation draw:name="f77" draw:formula="181*logheight/605"/>
            <draw:equation draw:name="f78" draw:formula="105*logwidth/403"/>
            <draw:equation draw:name="f79" draw:formula="191*logheight/605"/>
            <draw:equation draw:name="f80" draw:formula="293*logwidth/403"/>
            <draw:equation draw:name="f81" draw:formula="191*logheight/605"/>
            <draw:equation draw:name="f82" draw:formula="303*logwidth/403"/>
            <draw:equation draw:name="f83" draw:formula="181*logheight/605"/>
            <draw:equation draw:name="f84" draw:formula="303*logwidth/403"/>
            <draw:equation draw:name="f85" draw:formula="115*logheight/605"/>
            <draw:equation draw:name="f86" draw:formula="303*logwidth/403"/>
            <draw:equation draw:name="f87" draw:formula="115*logheight/605"/>
            <draw:equation draw:name="f88" draw:formula="293*logwidth/403"/>
            <draw:equation draw:name="f89" draw:formula="105*logheight/605"/>
            <draw:equation draw:name="f90" draw:formula="105*logwidth/403"/>
            <draw:equation draw:name="f91" draw:formula="105*logheight/605"/>
            <draw:equation draw:name="f92" draw:formula="95*logwidth/403"/>
            <draw:equation draw:name="f93" draw:formula="115*logheight/605"/>
            <draw:equation draw:name="f94" draw:formula="105*logwidth/403"/>
            <draw:equation draw:name="f95" draw:formula="126*logheight/605"/>
            <draw:equation draw:name="f96" draw:formula="293*logwidth/403"/>
            <draw:equation draw:name="f97" draw:formula="126*logheight/605"/>
            <draw:equation draw:name="f98" draw:formula="303*logwidth/403"/>
            <draw:equation draw:name="f99" draw:formula="115*logheight/605"/>
            <draw:equation draw:name="f100" draw:formula="logwidth"/>
            <draw:equation draw:name="f101" draw:formula="logheight"/>
          </draw:enhanced-geometry>
        </draw:custom-shape>
        <draw:custom-shape draw:name="Freeform 161" draw:style-name="gr9" draw:text-style-name="P4" xml:id="id5" draw:id="id5" draw:layer="layout" svg:width="2.5cm" svg:height="3.749cm" svg:x="7.741cm" svg:y="2.914cm">
          <text:p/>
          <draw:enhanced-geometry draw:mirror-horizontal="false" draw:mirror-vertical="false" svg:viewBox="0 0 0 0" drawooo:sub-view-size="403 605" draw:text-areas="0 0 ?f100 ?f101" draw:type="ooxml-non-primitive" draw:enhanced-path="M 335 595 L 335 595 C 335 600 331 604 325 604 274 604 274 604 274 604 269 604 264 600 264 595 264 589 269 585 274 585 325 585 325 585 325 585 331 585 335 589 335 595 Z M 132 585 L 132 585 C 80 585 80 585 80 585 74 585 70 589 70 595 70 600 74 604 80 604 132 604 132 604 132 604 137 604 141 600 141 595 141 589 137 585 132 585 Z M 402 39 L 402 39 C 402 520 402 520 402 520 402 542 384 561 363 561 40 561 40 561 40 561 19 561 0 542 0 520 0 39 0 39 0 39 0 18 19 0 40 0 363 0 363 0 363 0 384 0 402 18 402 39 Z M 303 247 L 303 247 C 303 243 299 238 293 238 105 238 105 238 105 238 100 238 95 243 95 247 95 254 100 258 105 258 293 258 293 258 293 258 299 258 303 254 303 247 Z M 303 181 L 303 181 C 303 176 299 170 293 170 105 170 105 170 105 170 100 170 95 176 95 181 95 187 100 191 105 191 293 191 293 191 293 191 299 191 303 187 303 181 Z M 303 115 L 303 115 C 303 109 299 105 293 105 105 105 105 105 105 105 100 105 95 109 95 115 95 120 100 126 105 126 293 126 293 126 293 126 299 126 303 120 303 115 Z N">
            <draw:equation draw:name="f0" draw:formula="335*logwidth/403"/>
            <draw:equation draw:name="f1" draw:formula="595*logheight/605"/>
            <draw:equation draw:name="f2" draw:formula="335*logwidth/403"/>
            <draw:equation draw:name="f3" draw:formula="595*logheight/605"/>
            <draw:equation draw:name="f4" draw:formula="325*logwidth/403"/>
            <draw:equation draw:name="f5" draw:formula="604*logheight/605"/>
            <draw:equation draw:name="f6" draw:formula="274*logwidth/403"/>
            <draw:equation draw:name="f7" draw:formula="604*logheight/605"/>
            <draw:equation draw:name="f8" draw:formula="264*logwidth/403"/>
            <draw:equation draw:name="f9" draw:formula="595*logheight/605"/>
            <draw:equation draw:name="f10" draw:formula="274*logwidth/403"/>
            <draw:equation draw:name="f11" draw:formula="585*logheight/605"/>
            <draw:equation draw:name="f12" draw:formula="325*logwidth/403"/>
            <draw:equation draw:name="f13" draw:formula="585*logheight/605"/>
            <draw:equation draw:name="f14" draw:formula="335*logwidth/403"/>
            <draw:equation draw:name="f15" draw:formula="595*logheight/605"/>
            <draw:equation draw:name="f16" draw:formula="132*logwidth/403"/>
            <draw:equation draw:name="f17" draw:formula="585*logheight/605"/>
            <draw:equation draw:name="f18" draw:formula="132*logwidth/403"/>
            <draw:equation draw:name="f19" draw:formula="585*logheight/605"/>
            <draw:equation draw:name="f20" draw:formula="80*logwidth/403"/>
            <draw:equation draw:name="f21" draw:formula="585*logheight/605"/>
            <draw:equation draw:name="f22" draw:formula="70*logwidth/403"/>
            <draw:equation draw:name="f23" draw:formula="595*logheight/605"/>
            <draw:equation draw:name="f24" draw:formula="80*logwidth/403"/>
            <draw:equation draw:name="f25" draw:formula="604*logheight/605"/>
            <draw:equation draw:name="f26" draw:formula="132*logwidth/403"/>
            <draw:equation draw:name="f27" draw:formula="604*logheight/605"/>
            <draw:equation draw:name="f28" draw:formula="141*logwidth/403"/>
            <draw:equation draw:name="f29" draw:formula="595*logheight/605"/>
            <draw:equation draw:name="f30" draw:formula="132*logwidth/403"/>
            <draw:equation draw:name="f31" draw:formula="585*logheight/605"/>
            <draw:equation draw:name="f32" draw:formula="402*logwidth/403"/>
            <draw:equation draw:name="f33" draw:formula="39*logheight/605"/>
            <draw:equation draw:name="f34" draw:formula="402*logwidth/403"/>
            <draw:equation draw:name="f35" draw:formula="39*logheight/605"/>
            <draw:equation draw:name="f36" draw:formula="402*logwidth/403"/>
            <draw:equation draw:name="f37" draw:formula="520*logheight/605"/>
            <draw:equation draw:name="f38" draw:formula="363*logwidth/403"/>
            <draw:equation draw:name="f39" draw:formula="561*logheight/605"/>
            <draw:equation draw:name="f40" draw:formula="40*logwidth/403"/>
            <draw:equation draw:name="f41" draw:formula="561*logheight/605"/>
            <draw:equation draw:name="f42" draw:formula="0*logwidth/403"/>
            <draw:equation draw:name="f43" draw:formula="520*logheight/605"/>
            <draw:equation draw:name="f44" draw:formula="0*logwidth/403"/>
            <draw:equation draw:name="f45" draw:formula="39*logheight/605"/>
            <draw:equation draw:name="f46" draw:formula="40*logwidth/403"/>
            <draw:equation draw:name="f47" draw:formula="0*logheight/605"/>
            <draw:equation draw:name="f48" draw:formula="363*logwidth/403"/>
            <draw:equation draw:name="f49" draw:formula="0*logheight/605"/>
            <draw:equation draw:name="f50" draw:formula="402*logwidth/403"/>
            <draw:equation draw:name="f51" draw:formula="39*logheight/605"/>
            <draw:equation draw:name="f52" draw:formula="303*logwidth/403"/>
            <draw:equation draw:name="f53" draw:formula="247*logheight/605"/>
            <draw:equation draw:name="f54" draw:formula="303*logwidth/403"/>
            <draw:equation draw:name="f55" draw:formula="247*logheight/605"/>
            <draw:equation draw:name="f56" draw:formula="293*logwidth/403"/>
            <draw:equation draw:name="f57" draw:formula="238*logheight/605"/>
            <draw:equation draw:name="f58" draw:formula="105*logwidth/403"/>
            <draw:equation draw:name="f59" draw:formula="238*logheight/605"/>
            <draw:equation draw:name="f60" draw:formula="95*logwidth/403"/>
            <draw:equation draw:name="f61" draw:formula="247*logheight/605"/>
            <draw:equation draw:name="f62" draw:formula="105*logwidth/403"/>
            <draw:equation draw:name="f63" draw:formula="258*logheight/605"/>
            <draw:equation draw:name="f64" draw:formula="293*logwidth/403"/>
            <draw:equation draw:name="f65" draw:formula="258*logheight/605"/>
            <draw:equation draw:name="f66" draw:formula="303*logwidth/403"/>
            <draw:equation draw:name="f67" draw:formula="247*logheight/605"/>
            <draw:equation draw:name="f68" draw:formula="303*logwidth/403"/>
            <draw:equation draw:name="f69" draw:formula="181*logheight/605"/>
            <draw:equation draw:name="f70" draw:formula="303*logwidth/403"/>
            <draw:equation draw:name="f71" draw:formula="181*logheight/605"/>
            <draw:equation draw:name="f72" draw:formula="293*logwidth/403"/>
            <draw:equation draw:name="f73" draw:formula="170*logheight/605"/>
            <draw:equation draw:name="f74" draw:formula="105*logwidth/403"/>
            <draw:equation draw:name="f75" draw:formula="170*logheight/605"/>
            <draw:equation draw:name="f76" draw:formula="95*logwidth/403"/>
            <draw:equation draw:name="f77" draw:formula="181*logheight/605"/>
            <draw:equation draw:name="f78" draw:formula="105*logwidth/403"/>
            <draw:equation draw:name="f79" draw:formula="191*logheight/605"/>
            <draw:equation draw:name="f80" draw:formula="293*logwidth/403"/>
            <draw:equation draw:name="f81" draw:formula="191*logheight/605"/>
            <draw:equation draw:name="f82" draw:formula="303*logwidth/403"/>
            <draw:equation draw:name="f83" draw:formula="181*logheight/605"/>
            <draw:equation draw:name="f84" draw:formula="303*logwidth/403"/>
            <draw:equation draw:name="f85" draw:formula="115*logheight/605"/>
            <draw:equation draw:name="f86" draw:formula="303*logwidth/403"/>
            <draw:equation draw:name="f87" draw:formula="115*logheight/605"/>
            <draw:equation draw:name="f88" draw:formula="293*logwidth/403"/>
            <draw:equation draw:name="f89" draw:formula="105*logheight/605"/>
            <draw:equation draw:name="f90" draw:formula="105*logwidth/403"/>
            <draw:equation draw:name="f91" draw:formula="105*logheight/605"/>
            <draw:equation draw:name="f92" draw:formula="95*logwidth/403"/>
            <draw:equation draw:name="f93" draw:formula="115*logheight/605"/>
            <draw:equation draw:name="f94" draw:formula="105*logwidth/403"/>
            <draw:equation draw:name="f95" draw:formula="126*logheight/605"/>
            <draw:equation draw:name="f96" draw:formula="293*logwidth/403"/>
            <draw:equation draw:name="f97" draw:formula="126*logheight/605"/>
            <draw:equation draw:name="f98" draw:formula="303*logwidth/403"/>
            <draw:equation draw:name="f99" draw:formula="115*logheight/605"/>
            <draw:equation draw:name="f100" draw:formula="logwidth"/>
            <draw:equation draw:name="f101" draw:formula="logheight"/>
          </draw:enhanced-geometry>
        </draw:custom-shape>
        <draw:custom-shape draw:name="Freeform 161" draw:style-name="gr10" draw:text-style-name="P5" xml:id="id2" draw:id="id2" draw:layer="layout" svg:width="2.501cm" svg:height="3.749cm" svg:x="13.743cm" svg:y="4.914cm">
          <text:p/>
          <draw:enhanced-geometry draw:mirror-horizontal="false" draw:mirror-vertical="false" svg:viewBox="0 0 0 0" drawooo:sub-view-size="403 605" draw:text-areas="0 0 ?f100 ?f101" draw:type="ooxml-non-primitive" draw:enhanced-path="M 335 595 L 335 595 C 335 600 331 604 325 604 274 604 274 604 274 604 269 604 264 600 264 595 264 589 269 585 274 585 325 585 325 585 325 585 331 585 335 589 335 595 Z M 132 585 L 132 585 C 80 585 80 585 80 585 74 585 70 589 70 595 70 600 74 604 80 604 132 604 132 604 132 604 137 604 141 600 141 595 141 589 137 585 132 585 Z M 402 39 L 402 39 C 402 520 402 520 402 520 402 542 384 561 363 561 40 561 40 561 40 561 19 561 0 542 0 520 0 39 0 39 0 39 0 18 19 0 40 0 363 0 363 0 363 0 384 0 402 18 402 39 Z M 303 247 L 303 247 C 303 243 299 238 293 238 105 238 105 238 105 238 100 238 95 243 95 247 95 254 100 258 105 258 293 258 293 258 293 258 299 258 303 254 303 247 Z M 303 181 L 303 181 C 303 176 299 170 293 170 105 170 105 170 105 170 100 170 95 176 95 181 95 187 100 191 105 191 293 191 293 191 293 191 299 191 303 187 303 181 Z M 303 115 L 303 115 C 303 109 299 105 293 105 105 105 105 105 105 105 100 105 95 109 95 115 95 120 100 126 105 126 293 126 293 126 293 126 299 126 303 120 303 115 Z N">
            <draw:equation draw:name="f0" draw:formula="335*logwidth/403"/>
            <draw:equation draw:name="f1" draw:formula="595*logheight/605"/>
            <draw:equation draw:name="f2" draw:formula="335*logwidth/403"/>
            <draw:equation draw:name="f3" draw:formula="595*logheight/605"/>
            <draw:equation draw:name="f4" draw:formula="325*logwidth/403"/>
            <draw:equation draw:name="f5" draw:formula="604*logheight/605"/>
            <draw:equation draw:name="f6" draw:formula="274*logwidth/403"/>
            <draw:equation draw:name="f7" draw:formula="604*logheight/605"/>
            <draw:equation draw:name="f8" draw:formula="264*logwidth/403"/>
            <draw:equation draw:name="f9" draw:formula="595*logheight/605"/>
            <draw:equation draw:name="f10" draw:formula="274*logwidth/403"/>
            <draw:equation draw:name="f11" draw:formula="585*logheight/605"/>
            <draw:equation draw:name="f12" draw:formula="325*logwidth/403"/>
            <draw:equation draw:name="f13" draw:formula="585*logheight/605"/>
            <draw:equation draw:name="f14" draw:formula="335*logwidth/403"/>
            <draw:equation draw:name="f15" draw:formula="595*logheight/605"/>
            <draw:equation draw:name="f16" draw:formula="132*logwidth/403"/>
            <draw:equation draw:name="f17" draw:formula="585*logheight/605"/>
            <draw:equation draw:name="f18" draw:formula="132*logwidth/403"/>
            <draw:equation draw:name="f19" draw:formula="585*logheight/605"/>
            <draw:equation draw:name="f20" draw:formula="80*logwidth/403"/>
            <draw:equation draw:name="f21" draw:formula="585*logheight/605"/>
            <draw:equation draw:name="f22" draw:formula="70*logwidth/403"/>
            <draw:equation draw:name="f23" draw:formula="595*logheight/605"/>
            <draw:equation draw:name="f24" draw:formula="80*logwidth/403"/>
            <draw:equation draw:name="f25" draw:formula="604*logheight/605"/>
            <draw:equation draw:name="f26" draw:formula="132*logwidth/403"/>
            <draw:equation draw:name="f27" draw:formula="604*logheight/605"/>
            <draw:equation draw:name="f28" draw:formula="141*logwidth/403"/>
            <draw:equation draw:name="f29" draw:formula="595*logheight/605"/>
            <draw:equation draw:name="f30" draw:formula="132*logwidth/403"/>
            <draw:equation draw:name="f31" draw:formula="585*logheight/605"/>
            <draw:equation draw:name="f32" draw:formula="402*logwidth/403"/>
            <draw:equation draw:name="f33" draw:formula="39*logheight/605"/>
            <draw:equation draw:name="f34" draw:formula="402*logwidth/403"/>
            <draw:equation draw:name="f35" draw:formula="39*logheight/605"/>
            <draw:equation draw:name="f36" draw:formula="402*logwidth/403"/>
            <draw:equation draw:name="f37" draw:formula="520*logheight/605"/>
            <draw:equation draw:name="f38" draw:formula="363*logwidth/403"/>
            <draw:equation draw:name="f39" draw:formula="561*logheight/605"/>
            <draw:equation draw:name="f40" draw:formula="40*logwidth/403"/>
            <draw:equation draw:name="f41" draw:formula="561*logheight/605"/>
            <draw:equation draw:name="f42" draw:formula="0*logwidth/403"/>
            <draw:equation draw:name="f43" draw:formula="520*logheight/605"/>
            <draw:equation draw:name="f44" draw:formula="0*logwidth/403"/>
            <draw:equation draw:name="f45" draw:formula="39*logheight/605"/>
            <draw:equation draw:name="f46" draw:formula="40*logwidth/403"/>
            <draw:equation draw:name="f47" draw:formula="0*logheight/605"/>
            <draw:equation draw:name="f48" draw:formula="363*logwidth/403"/>
            <draw:equation draw:name="f49" draw:formula="0*logheight/605"/>
            <draw:equation draw:name="f50" draw:formula="402*logwidth/403"/>
            <draw:equation draw:name="f51" draw:formula="39*logheight/605"/>
            <draw:equation draw:name="f52" draw:formula="303*logwidth/403"/>
            <draw:equation draw:name="f53" draw:formula="247*logheight/605"/>
            <draw:equation draw:name="f54" draw:formula="303*logwidth/403"/>
            <draw:equation draw:name="f55" draw:formula="247*logheight/605"/>
            <draw:equation draw:name="f56" draw:formula="293*logwidth/403"/>
            <draw:equation draw:name="f57" draw:formula="238*logheight/605"/>
            <draw:equation draw:name="f58" draw:formula="105*logwidth/403"/>
            <draw:equation draw:name="f59" draw:formula="238*logheight/605"/>
            <draw:equation draw:name="f60" draw:formula="95*logwidth/403"/>
            <draw:equation draw:name="f61" draw:formula="247*logheight/605"/>
            <draw:equation draw:name="f62" draw:formula="105*logwidth/403"/>
            <draw:equation draw:name="f63" draw:formula="258*logheight/605"/>
            <draw:equation draw:name="f64" draw:formula="293*logwidth/403"/>
            <draw:equation draw:name="f65" draw:formula="258*logheight/605"/>
            <draw:equation draw:name="f66" draw:formula="303*logwidth/403"/>
            <draw:equation draw:name="f67" draw:formula="247*logheight/605"/>
            <draw:equation draw:name="f68" draw:formula="303*logwidth/403"/>
            <draw:equation draw:name="f69" draw:formula="181*logheight/605"/>
            <draw:equation draw:name="f70" draw:formula="303*logwidth/403"/>
            <draw:equation draw:name="f71" draw:formula="181*logheight/605"/>
            <draw:equation draw:name="f72" draw:formula="293*logwidth/403"/>
            <draw:equation draw:name="f73" draw:formula="170*logheight/605"/>
            <draw:equation draw:name="f74" draw:formula="105*logwidth/403"/>
            <draw:equation draw:name="f75" draw:formula="170*logheight/605"/>
            <draw:equation draw:name="f76" draw:formula="95*logwidth/403"/>
            <draw:equation draw:name="f77" draw:formula="181*logheight/605"/>
            <draw:equation draw:name="f78" draw:formula="105*logwidth/403"/>
            <draw:equation draw:name="f79" draw:formula="191*logheight/605"/>
            <draw:equation draw:name="f80" draw:formula="293*logwidth/403"/>
            <draw:equation draw:name="f81" draw:formula="191*logheight/605"/>
            <draw:equation draw:name="f82" draw:formula="303*logwidth/403"/>
            <draw:equation draw:name="f83" draw:formula="181*logheight/605"/>
            <draw:equation draw:name="f84" draw:formula="303*logwidth/403"/>
            <draw:equation draw:name="f85" draw:formula="115*logheight/605"/>
            <draw:equation draw:name="f86" draw:formula="303*logwidth/403"/>
            <draw:equation draw:name="f87" draw:formula="115*logheight/605"/>
            <draw:equation draw:name="f88" draw:formula="293*logwidth/403"/>
            <draw:equation draw:name="f89" draw:formula="105*logheight/605"/>
            <draw:equation draw:name="f90" draw:formula="105*logwidth/403"/>
            <draw:equation draw:name="f91" draw:formula="105*logheight/605"/>
            <draw:equation draw:name="f92" draw:formula="95*logwidth/403"/>
            <draw:equation draw:name="f93" draw:formula="115*logheight/605"/>
            <draw:equation draw:name="f94" draw:formula="105*logwidth/403"/>
            <draw:equation draw:name="f95" draw:formula="126*logheight/605"/>
            <draw:equation draw:name="f96" draw:formula="293*logwidth/403"/>
            <draw:equation draw:name="f97" draw:formula="126*logheight/605"/>
            <draw:equation draw:name="f98" draw:formula="303*logwidth/403"/>
            <draw:equation draw:name="f99" draw:formula="115*logheight/605"/>
            <draw:equation draw:name="f100" draw:formula="logwidth"/>
            <draw:equation draw:name="f101" draw:formula="logheight"/>
          </draw:enhanced-geometry>
        </draw:custom-shape>
        <draw:g draw:name="Group 2876" xml:id="id4" draw:id="id4">
          <draw:custom-shape draw:name="Freeform 305" draw:style-name="gr11" draw:text-style-name="P2" draw:layer="layout" svg:width="2.5cm" svg:height="2.308cm" svg:x="16.634cm" svg:y="12.197cm">
            <text:p/>
            <draw:enhanced-geometry draw:mirror-horizontal="false" draw:mirror-vertical="false" svg:viewBox="0 0 0 0" drawooo:sub-view-size="632 581" draw:text-areas="0 0 ?f60 ?f61" draw:type="ooxml-non-primitive" draw:enhanced-path="M 24 491 L 24 491 C 305 491 305 491 305 491 305 559 305 559 305 559 134 559 134 559 134 559 128 559 124 563 124 569 124 575 128 580 134 580 497 580 497 580 497 580 502 580 508 575 508 569 508 563 502 559 497 559 326 559 326 559 326 559 326 491 326 491 326 491 607 491 607 491 607 491 620 491 631 480 631 468 631 24 631 24 631 24 631 10 620 0 607 0 24 0 24 0 24 0 10 0 0 10 0 24 0 468 0 468 0 468 0 480 10 491 24 491 Z M 20 24 L 20 24 C 20 22 21 21 24 21 607 21 607 21 607 21 608 21 609 22 609 24 609 468 609 468 609 468 609 468 608 469 607 469 24 469 24 469 24 469 21 469 20 468 20 468 L 20 24 Z N">
              <draw:equation draw:name="f0" draw:formula="24*logwidth/632"/>
              <draw:equation draw:name="f1" draw:formula="491*logheight/581"/>
              <draw:equation draw:name="f2" draw:formula="24*logwidth/632"/>
              <draw:equation draw:name="f3" draw:formula="491*logheight/581"/>
              <draw:equation draw:name="f4" draw:formula="305*logwidth/632"/>
              <draw:equation draw:name="f5" draw:formula="491*logheight/581"/>
              <draw:equation draw:name="f6" draw:formula="305*logwidth/632"/>
              <draw:equation draw:name="f7" draw:formula="559*logheight/581"/>
              <draw:equation draw:name="f8" draw:formula="134*logwidth/632"/>
              <draw:equation draw:name="f9" draw:formula="559*logheight/581"/>
              <draw:equation draw:name="f10" draw:formula="124*logwidth/632"/>
              <draw:equation draw:name="f11" draw:formula="569*logheight/581"/>
              <draw:equation draw:name="f12" draw:formula="134*logwidth/632"/>
              <draw:equation draw:name="f13" draw:formula="580*logheight/581"/>
              <draw:equation draw:name="f14" draw:formula="497*logwidth/632"/>
              <draw:equation draw:name="f15" draw:formula="580*logheight/581"/>
              <draw:equation draw:name="f16" draw:formula="508*logwidth/632"/>
              <draw:equation draw:name="f17" draw:formula="569*logheight/581"/>
              <draw:equation draw:name="f18" draw:formula="497*logwidth/632"/>
              <draw:equation draw:name="f19" draw:formula="559*logheight/581"/>
              <draw:equation draw:name="f20" draw:formula="326*logwidth/632"/>
              <draw:equation draw:name="f21" draw:formula="559*logheight/581"/>
              <draw:equation draw:name="f22" draw:formula="326*logwidth/632"/>
              <draw:equation draw:name="f23" draw:formula="491*logheight/581"/>
              <draw:equation draw:name="f24" draw:formula="607*logwidth/632"/>
              <draw:equation draw:name="f25" draw:formula="491*logheight/581"/>
              <draw:equation draw:name="f26" draw:formula="631*logwidth/632"/>
              <draw:equation draw:name="f27" draw:formula="468*logheight/581"/>
              <draw:equation draw:name="f28" draw:formula="631*logwidth/632"/>
              <draw:equation draw:name="f29" draw:formula="24*logheight/581"/>
              <draw:equation draw:name="f30" draw:formula="607*logwidth/632"/>
              <draw:equation draw:name="f31" draw:formula="0*logheight/581"/>
              <draw:equation draw:name="f32" draw:formula="24*logwidth/632"/>
              <draw:equation draw:name="f33" draw:formula="0*logheight/581"/>
              <draw:equation draw:name="f34" draw:formula="0*logwidth/632"/>
              <draw:equation draw:name="f35" draw:formula="24*logheight/581"/>
              <draw:equation draw:name="f36" draw:formula="0*logwidth/632"/>
              <draw:equation draw:name="f37" draw:formula="468*logheight/581"/>
              <draw:equation draw:name="f38" draw:formula="24*logwidth/632"/>
              <draw:equation draw:name="f39" draw:formula="491*logheight/581"/>
              <draw:equation draw:name="f40" draw:formula="20*logwidth/632"/>
              <draw:equation draw:name="f41" draw:formula="24*logheight/581"/>
              <draw:equation draw:name="f42" draw:formula="20*logwidth/632"/>
              <draw:equation draw:name="f43" draw:formula="24*logheight/581"/>
              <draw:equation draw:name="f44" draw:formula="24*logwidth/632"/>
              <draw:equation draw:name="f45" draw:formula="21*logheight/581"/>
              <draw:equation draw:name="f46" draw:formula="607*logwidth/632"/>
              <draw:equation draw:name="f47" draw:formula="21*logheight/581"/>
              <draw:equation draw:name="f48" draw:formula="609*logwidth/632"/>
              <draw:equation draw:name="f49" draw:formula="24*logheight/581"/>
              <draw:equation draw:name="f50" draw:formula="609*logwidth/632"/>
              <draw:equation draw:name="f51" draw:formula="468*logheight/581"/>
              <draw:equation draw:name="f52" draw:formula="607*logwidth/632"/>
              <draw:equation draw:name="f53" draw:formula="469*logheight/581"/>
              <draw:equation draw:name="f54" draw:formula="24*logwidth/632"/>
              <draw:equation draw:name="f55" draw:formula="469*logheight/581"/>
              <draw:equation draw:name="f56" draw:formula="20*logwidth/632"/>
              <draw:equation draw:name="f57" draw:formula="468*logheight/581"/>
              <draw:equation draw:name="f58" draw:formula="20*logwidth/632"/>
              <draw:equation draw:name="f59" draw:formula="24*logheight/581"/>
              <draw:equation draw:name="f60" draw:formula="logwidth"/>
              <draw:equation draw:name="f61" draw:formula="logheight"/>
            </draw:enhanced-geometry>
          </draw:custom-shape>
          <draw:custom-shape draw:name="Freeform 306" draw:style-name="gr5" draw:text-style-name="P2" draw:layer="layout" svg:width="2.074cm" svg:height="1.304cm" svg:x="16.848cm" svg:y="12.411cm">
            <text:p/>
            <draw:enhanced-geometry draw:mirror-horizontal="false" draw:mirror-vertical="false" svg:viewBox="0 0 0 0" drawooo:sub-view-size="526 331" draw:text-areas="0 0 ?f34 ?f35" draw:type="ooxml-non-primitive" draw:enhanced-path="M 23 330 L 23 330 C 502 330 502 330 502 330 514 330 525 320 525 308 525 22 525 22 525 22 525 9 514 0 502 0 23 0 23 0 23 0 10 0 0 9 0 22 0 308 0 308 0 308 0 320 10 330 23 330 Z M 23 21 L 23 21 C 503 22 503 22 503 22 503 308 503 308 503 308 502 308 502 308 502 308 22 308 22 308 22 308 L 23 21 Z N">
              <draw:equation draw:name="f0" draw:formula="23*logwidth/526"/>
              <draw:equation draw:name="f1" draw:formula="330*logheight/331"/>
              <draw:equation draw:name="f2" draw:formula="23*logwidth/526"/>
              <draw:equation draw:name="f3" draw:formula="330*logheight/331"/>
              <draw:equation draw:name="f4" draw:formula="502*logwidth/526"/>
              <draw:equation draw:name="f5" draw:formula="330*logheight/331"/>
              <draw:equation draw:name="f6" draw:formula="525*logwidth/526"/>
              <draw:equation draw:name="f7" draw:formula="308*logheight/331"/>
              <draw:equation draw:name="f8" draw:formula="525*logwidth/526"/>
              <draw:equation draw:name="f9" draw:formula="22*logheight/331"/>
              <draw:equation draw:name="f10" draw:formula="502*logwidth/526"/>
              <draw:equation draw:name="f11" draw:formula="0*logheight/331"/>
              <draw:equation draw:name="f12" draw:formula="23*logwidth/526"/>
              <draw:equation draw:name="f13" draw:formula="0*logheight/331"/>
              <draw:equation draw:name="f14" draw:formula="0*logwidth/526"/>
              <draw:equation draw:name="f15" draw:formula="22*logheight/331"/>
              <draw:equation draw:name="f16" draw:formula="0*logwidth/526"/>
              <draw:equation draw:name="f17" draw:formula="308*logheight/331"/>
              <draw:equation draw:name="f18" draw:formula="23*logwidth/526"/>
              <draw:equation draw:name="f19" draw:formula="330*logheight/331"/>
              <draw:equation draw:name="f20" draw:formula="23*logwidth/526"/>
              <draw:equation draw:name="f21" draw:formula="21*logheight/331"/>
              <draw:equation draw:name="f22" draw:formula="23*logwidth/526"/>
              <draw:equation draw:name="f23" draw:formula="21*logheight/331"/>
              <draw:equation draw:name="f24" draw:formula="503*logwidth/526"/>
              <draw:equation draw:name="f25" draw:formula="22*logheight/331"/>
              <draw:equation draw:name="f26" draw:formula="503*logwidth/526"/>
              <draw:equation draw:name="f27" draw:formula="308*logheight/331"/>
              <draw:equation draw:name="f28" draw:formula="502*logwidth/526"/>
              <draw:equation draw:name="f29" draw:formula="308*logheight/331"/>
              <draw:equation draw:name="f30" draw:formula="22*logwidth/526"/>
              <draw:equation draw:name="f31" draw:formula="308*logheight/331"/>
              <draw:equation draw:name="f32" draw:formula="23*logwidth/526"/>
              <draw:equation draw:name="f33" draw:formula="21*logheight/331"/>
              <draw:equation draw:name="f34" draw:formula="logwidth"/>
              <draw:equation draw:name="f35" draw:formula="logheight"/>
            </draw:enhanced-geometry>
          </draw:custom-shape>
        </draw:g>
        <draw:connector draw:style-name="gr12" draw:text-style-name="P6" draw:layer="layout" draw:type="curve" svg:x1="8.65cm" svg:y1="12.219cm" svg:x2="14.993cm" svg:y2="8.663cm" draw:start-shape="id1" draw:start-glue-point="0" draw:end-shape="id2" draw:end-glue-point="2" svg:d="M8650 12219c0-2667 6343-889 6343-3556" svg:viewBox="0 0 6344 3557">
          <text:p/>
        </draw:connector>
        <draw:connector draw:style-name="gr12" draw:text-style-name="P6" draw:layer="layout" draw:type="curve" svg:x1="12.461cm" svg:y1="14.378cm" svg:x2="14.993cm" svg:y2="8.663cm" draw:start-shape="id3" draw:start-glue-point="0" draw:end-shape="id2" draw:end-glue-point="2" svg:d="M12461 14378c0-4287 2532-1430 2532-5715" svg:viewBox="0 0 2533 5716">
          <text:p/>
        </draw:connector>
        <draw:connector draw:style-name="gr12" draw:text-style-name="P6" draw:layer="layout" draw:type="curve" svg:x1="17.884cm" svg:y1="12.197cm" svg:x2="14.993cm" svg:y2="8.663cm" draw:start-shape="id4" draw:start-glue-point="0" draw:end-shape="id2" draw:end-glue-point="2" svg:d="M17884 12197c0-2650-2891-884-2891-3534" svg:viewBox="0 0 2892 3535">
          <text:p/>
        </draw:connector>
        <draw:connector draw:style-name="gr13" draw:text-style-name="P6" draw:layer="layout" draw:type="curve" svg:x1="8.65cm" svg:y1="12.219cm" svg:x2="8.991cm" svg:y2="6.663cm" draw:start-shape="id1" draw:start-glue-point="0" draw:end-shape="id5" draw:end-glue-point="2" svg:d="M8650 12219c0-4167 341-1389 341-5556" svg:viewBox="0 0 342 5557">
          <text:p/>
        </draw:connector>
        <draw:connector draw:style-name="gr13" draw:text-style-name="P6" draw:layer="layout" draw:type="curve" svg:x1="12.461cm" svg:y1="14.378cm" svg:x2="8.991cm" svg:y2="6.663cm" draw:start-shape="id3" draw:start-glue-point="0" draw:end-shape="id5" svg:d="M12461 14378c0-5787-3470-1930-3470-7715" svg:viewBox="0 0 3471 7716">
          <text:p/>
        </draw:connector>
        <draw:connector draw:style-name="gr13" draw:text-style-name="P6" draw:layer="layout" draw:type="curve" svg:x1="17.884cm" svg:y1="12.197cm" svg:x2="8.991cm" svg:y2="6.663cm" draw:start-shape="id4" draw:start-glue-point="0" draw:end-shape="id5" draw:end-glue-point="2" svg:d="M17884 12197c0-4150-8893-1384-8893-5534" svg:viewBox="0 0 8894 5535">
          <text:p/>
        </draw:connector>
        <draw:connector draw:style-name="gr14" draw:text-style-name="P6" draw:layer="layout" draw:type="curve" svg:x1="1.926cm" svg:y1="9.388cm" svg:x2="2.99cm" svg:y2="4.663cm" draw:start-shape="id6" draw:start-glue-point="0" draw:end-shape="id7" draw:end-glue-point="2" svg:d="M1926 9388c0-3543 1064-1181 1064-4725" svg:viewBox="0 0 1065 4726">
          <text:p/>
        </draw:connector>
        <draw:connector draw:style-name="gr14" draw:text-style-name="P6" draw:layer="layout" draw:type="curve" svg:x1="4.241cm" svg:y1="2.788cm" svg:x2="7.741cm" svg:y2="4.788cm" draw:start-shape="id7" draw:start-glue-point="1" draw:end-shape="id5" draw:end-glue-point="3" svg:d="M4241 2788c2625 0 875 2000 3500 2000" svg:viewBox="0 0 3501 2001">
          <text:p/>
        </draw:connector>
        <draw:connector draw:style-name="gr14" draw:text-style-name="P6" draw:layer="layout" draw:type="curve" svg:x1="10.241cm" svg:y1="4.788cm" svg:x2="13.743cm" svg:y2="6.788cm" draw:start-shape="id5" draw:start-glue-point="1" draw:end-shape="id2" svg:d="M10241 4788c2626 0 876 2000 3502 2000" svg:viewBox="0 0 3503 2001">
          <text:p/>
        </draw:connector>
        <draw:frame draw:style-name="gr15" draw:text-style-name="P8" draw:layer="layout" svg:width="1.651cm" svg:height="0.975cm" svg:x="2.152cm" svg:y="-0.087cm">
          <draw:text-box>
            <text:p text:style-name="P7"><text:span text:style-name="T1">Full</text:span></text:p>
          </draw:text-box>
        </draw:frame>
        <draw:frame draw:style-name="gr16" draw:text-style-name="P8" draw:layer="layout" svg:width="2.667cm" svg:height="0.975cm" svg:x="7.646cm" svg:y="1.915cm">
          <draw:text-box>
            <text:p text:style-name="P7"><text:span text:style-name="T1">Testing</text:span></text:p>
          </draw:text-box>
        </draw:frame>
        <draw:frame draw:style-name="gr16" draw:text-style-name="P8" draw:layer="layout" svg:width="3.81cm" svg:height="0.975cm" svg:x="13.084cm" svg:y="3.901cm">
          <draw:text-box>
            <text:p text:style-name="P7"><text:span text:style-name="T1">Production</text:span></text:p>
          </draw:text-box>
        </draw:frame>
        <draw:frame draw:style-name="gr17" draw:text-style-name="P8" draw:layer="layout" svg:width="3.429cm" svg:height="1.699cm" svg:x="0.255cm" svg:y="12.013cm">
          <draw:text-box>
            <text:p text:style-name="P7"><text:span text:style-name="T1">Customer Center</text:span></text:p>
          </draw:text-box>
        </draw:frame>
        <draw:frame draw:style-name="gr18" draw:text-style-name="P8" draw:layer="layout" svg:width="2.159cm" svg:height="0.975cm" svg:x="7.578cm" svg:y="14.657cm">
          <draw:text-box>
            <text:p text:style-name="P7"><text:span text:style-name="T1">Client</text:span></text:p>
          </draw:text-box>
        </draw:frame>
        <draw:frame draw:style-name="gr18" draw:text-style-name="P8" draw:layer="layout" svg:width="2.159cm" svg:height="0.975cm" svg:x="11.373cm" svg:y="16.581cm">
          <draw:text-box>
            <text:p text:style-name="P7"><text:span text:style-name="T1">Client</text:span></text:p>
          </draw:text-box>
        </draw:frame>
        <draw:frame draw:style-name="gr18" draw:text-style-name="P8" draw:layer="layout" svg:width="2.159cm" svg:height="0.975cm" svg:x="16.782cm" svg:y="14.64cm">
          <draw:text-box>
            <text:p text:style-name="P7"><text:span text:style-name="T1">Clien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Roboto" svg:font-family="Roboto"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9.3cm" fo:page-height="17.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12T10:13:20.626853927</meta:creation-date>
    <dc:date>2017-07-12T11:03:07.304793356</dc:date>
    <meta:editing-duration>PT44M43S</meta:editing-duration>
    <meta:editing-cycles>26</meta:editing-cycles>
    <meta:generator>LibreOffice/5.2.5.1$Linux_X86_64 LibreOffice_project/20m0$Build-1</meta:generator>
    <meta:document-statistic meta:object-count="32"/>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SUSE Corporate Blue" draw:color="#0d2c40"/>
  <draw:color draw:name="SUSE Light Green" draw:color="#a0ff5f"/>
  <draw:color draw:name="SUSE Dark Green" draw:color="#00c081"/>
  <draw:color draw:name="SUSE Teal" draw:color="#02a49c"/>
  <draw:color draw:name="SUSE Light Blue" draw:color="#71d6e0"/>
  <draw:color draw:name="SUSE Blue" draw:color="#00b2e2"/>
  <draw:color draw:name="SUSE Dark Blue" draw:color="#0007b0"/>
  <draw:color draw:name="SUSE Dark Purple" draw:color="#24193b"/>
  <draw:color draw:name="SUSE Purple" draw:color="#841781"/>
  <draw:color draw:name="SUSE Light Orange" draw:color="#ffef8d"/>
  <draw:color draw:name="SUSE Orange" draw:color="#fd9a2b"/>
  <draw:color draw:name="SUSE Dark Orange" draw:color="#ed6924"/>
  <draw:color draw:name="SUSE Light Pink" draw:color="#f7a3d5"/>
  <draw:color draw:name="SUSE Dark Pink" draw:color="#de0080"/>
  <draw:color draw:name="SUSE Black" draw:color="#000000"/>
  <draw:color draw:name="SUSE Dark Gray" draw:color="#5f5f5f"/>
  <draw:color draw:name="SUSE Medium Gray" draw:color="#a7a9ac"/>
  <draw:color draw:name="SUSE Light Gray" draw:color="#dcddde"/>
  <draw:color draw:name="SUSE Lighter Gray" draw:color="#ededed"/>
  <draw:color draw:name="SUSE Green" draw:color="#02d35f"/>
</ooo:color-table>
</file>